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4cm"/>
    </style:style>
    <style:style style:name="co3" style:family="table-column">
      <style:table-column-properties fo:break-before="auto" style:column-width="2.589cm"/>
    </style:style>
    <style:style style:name="co4" style:family="table-column">
      <style:table-column-properties fo:break-before="auto" style:column-width="2.782cm"/>
    </style:style>
    <style:style style:name="co5" style:family="table-column">
      <style:table-column-properties fo:break-before="auto" style:column-width="2.836cm"/>
    </style:style>
    <style:style style:name="co6" style:family="table-column">
      <style:table-column-properties fo:break-before="auto" style:column-width="1.792cm"/>
    </style:style>
    <style:style style:name="co7" style:family="table-column">
      <style:table-column-properties fo:break-before="auto" style:column-width="2.506cm"/>
    </style:style>
    <style:style style:name="co8" style:family="table-column">
      <style:table-column-properties fo:break-before="auto" style:column-width="2.425cm"/>
    </style:style>
    <style:style style:name="co10" style:family="table-column">
      <style:table-column-properties fo:break-before="auto" style:column-width="1.903cm"/>
    </style:style>
    <style:style style:name="co11" style:family="table-column">
      <style:table-column-properties fo:break-before="auto" style:column-width="1.628cm"/>
    </style:style>
    <style:style style:name="co12" style:family="table-column">
      <style:table-column-properties fo:break-before="auto" style:column-width="0.907cm"/>
    </style:style>
    <style:style style:name="co13" style:family="table-column">
      <style:table-column-properties fo:break-before="auto" style:column-width="1.6cm"/>
    </style:style>
    <style:style style:name="co14" style:family="table-column">
      <style:table-column-properties fo:break-before="auto" style:column-width="1.298cm"/>
    </style:style>
    <style:style style:name="co15" style:family="table-column">
      <style:table-column-properties fo:break-before="auto" style:column-width="1.215cm"/>
    </style:style>
    <style:style style:name="co16" style:family="table-column">
      <style:table-column-properties fo:break-before="auto" style:column-width="1.051cm"/>
    </style:style>
    <style:style style:name="co17" style:family="table-column">
      <style:table-column-properties fo:break-before="auto" style:column-width="2.177cm"/>
    </style:style>
    <style:style style:name="co18" style:family="table-column">
      <style:table-column-properties fo:break-before="auto" style:column-width="1.875cm"/>
    </style:style>
    <style:style style:name="co19" style:family="table-column">
      <style:table-column-properties fo:break-before="auto" style:column-width="1.132cm"/>
    </style:style>
    <style:style style:name="co20" style:family="table-column">
      <style:table-column-properties fo:break-before="auto" style:column-width="1.436cm"/>
    </style:style>
    <style:style style:name="co21" style:family="table-column">
      <style:table-column-properties fo:break-before="auto" style:column-width="1.379cm"/>
    </style:style>
    <style:style style:name="co22" style:family="table-column">
      <style:table-column-properties fo:break-before="auto" style:column-width="2.314cm"/>
    </style:style>
    <style:style style:name="co23" style:family="table-column">
      <style:table-column-properties fo:break-before="auto" style:column-width="1.078cm"/>
    </style:style>
    <style:style style:name="co24" style:family="table-column">
      <style:table-column-properties fo:break-before="auto" style:column-width="1.325cm"/>
    </style:style>
    <style:style style:name="co25" style:family="table-column">
      <style:table-column-properties fo:break-before="auto" style:column-width="1.106cm"/>
    </style:style>
    <style:style style:name="co26" style:family="table-column">
      <style:table-column-properties fo:break-before="auto" style:column-width="1.538cm"/>
    </style:style>
    <style:style style:name="co27" style:family="table-column">
      <style:table-column-properties fo:break-before="auto" style:column-width="2.088cm"/>
    </style:style>
    <style:style style:name="co28" style:family="table-column">
      <style:table-column-properties fo:break-before="auto" style:column-width="1.826cm"/>
    </style:style>
    <style:style style:name="co29" style:family="table-column">
      <style:table-column-properties fo:break-before="auto" style:column-width="1.669cm"/>
    </style:style>
    <style:style style:name="co30" style:family="table-column">
      <style:table-column-properties fo:break-before="auto" style:column-width="1.485cm"/>
    </style:style>
    <style:style style:name="co31" style:family="table-column">
      <style:table-column-properties fo:break-before="auto" style:column-width="0.829cm"/>
    </style:style>
    <style:style style:name="ro1" style:family="table-row">
      <style:table-row-properties style:row-height="0.385cm" fo:break-before="auto" style:use-optimal-row-height="true"/>
    </style:style>
    <style:style style:name="ro2" style:family="table-row">
      <style:table-row-properties style:row-height="0.4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0" style:family="table-cell" style:parent-style-name="Pivot_20_Table_20_Title">
      <style:table-cell-properties fo:border-bottom="2.01pt solid #000000" fo:border-left="2.01pt solid #000000" fo:border-right="0.99pt solid #000000" fo:border-top="0.99pt solid #000000"/>
      <style:text-properties style:text-position=""/>
    </style:style>
    <style:style style:name="ce11" style:family="table-cell" style:parent-style-name="Pivot_20_Table_20_Corner">
      <style:table-cell-properties fo:border-bottom="0.99pt solid #000000" fo:border-left="0.99pt solid #000000" fo:border-right="2.01pt solid #000000" fo:border-top="2.01pt solid #000000"/>
      <style:text-properties style:text-position=""/>
    </style:style>
    <style:style style:name="ce12" style:family="table-cell" style:parent-style-name="Pivot_20_Table_20_Value">
      <style:table-cell-properties fo:border-bottom="none" fo:border-left="0.99pt solid #000000" fo:border-right="2.01pt solid #000000" fo:border-top="0.99pt solid #000000"/>
      <style:text-properties style:text-position=""/>
    </style:style>
    <style:style style:name="ce13" style:family="table-cell" style:parent-style-name="Pivot_20_Table_20_Value">
      <style:table-cell-properties fo:border-bottom="none" fo:border-left="0.99pt solid #000000" fo:border-right="2.01pt solid #000000" fo:border-top="none"/>
      <style:text-properties style:text-position=""/>
    </style:style>
    <style:style style:name="ce14" style:family="table-cell" style:parent-style-name="Pivot_20_Table_20_Value">
      <style:table-cell-properties fo:border-bottom="0.99pt solid #000000" fo:border-left="0.99pt solid #000000" fo:border-right="2.01pt solid #000000" fo:border-top="none"/>
      <style:text-properties style:text-position=""/>
    </style:style>
    <style:style style:name="ce15" style:family="table-cell" style:parent-style-name="Pivot_20_Table_20_Result">
      <style:table-cell-properties fo:border-bottom="2.01pt solid #000000" fo:border-left="0.99pt solid #000000" fo:border-right="2.01pt solid #000000" fo:border-top="0.99pt solid #000000"/>
      <style:text-properties style:text-position=""/>
    </style:style>
    <style:style style:name="ce7" style:family="table-cell" style:parent-style-name="Pivot_20_Table_20_Field">
      <style:table-cell-properties fo:border-bottom="0.99pt solid #000000" fo:border-left="2.01pt solid #000000" fo:border-right="0.99pt solid #000000" fo:border-top="2.01pt solid #000000"/>
      <style:text-properties style:text-position=""/>
    </style:style>
    <style:style style:name="ce8" style:family="table-cell" style:parent-style-name="Pivot_20_Table_20_Category">
      <style:table-cell-properties fo:border-bottom="none" fo:border-left="2.01pt solid #000000" fo:border-right="0.99pt solid #000000" fo:border-top="0.99pt solid #000000"/>
      <style:text-properties style:text-position=""/>
    </style:style>
    <style:style style:name="ce9" style:family="table-cell" style:parent-style-name="Pivot_20_Table_20_Category">
      <style:table-cell-properties fo:border-bottom="none" fo:border-left="2.01pt solid #000000" fo:border-right="0.99pt solid #000000" fo:border-top="none"/>
      <style:text-properties style:text-position=""/>
    </style:style>
    <style:style style:name="ce16" style:family="table-cell" style:parent-style-name="Default" style:data-style-name="N111"/>
    <style:style style:name="ce17" style:family="table-cell" style:parent-style-name="Default" style:data-style-name="N46"/>
    <style:style style:name="ce18" style:family="table-cell" style:parent-style-name="Default" style:data-style-name="N2"/>
  </office:automatic-styles>
  <office:body>
    <office:spreadsheet>
      <table:table table:name="Indexing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5" table:default-cell-style-name="Default"/>
        <table:table-column table:style-name="co11" table:default-cell-style-name="Default"/>
        <table:table-row table:style-name="ro2">
          <table:table-cell/>
          <table:table-cell office:value-type="string">
            <text:p>Workload (Docs)</text:p>
          </table:table-cell>
          <table:table-cell office:value-type="string">
            <text:p>Corpus Size (MB)</text:p>
          </table:table-cell>
          <table:table-cell office:value-type="string">
            <text:p>Indexing Time(Sec)</text:p>
          </table:table-cell>
          <table:table-cell office:value-type="string">
            <text:p>Time(Secs)</text:p>
          </table:table-cell>
          <table:table-cell office:value-type="string">
            <text:p>Index Size (MB)</text:p>
          </table:table-cell>
          <table:table-cell office:value-type="string">
            <text:p>Add Index (Sec)</text:p>
          </table:table-cell>
          <table:table-cell office:value-type="string">
            <text:p>Update Index (Sec)</text:p>
          </table:table-cell>
          <table:table-cell office:value-type="string">
            <text:p>Delete (Sec)</text:p>
          </table:table-cell>
          <table:table-cell/>
          <table:table-cell office:value-type="string">
            <text:p>Indexing Time(Sec)</text:p>
          </table:table-cell>
          <table:table-cell office:value-type="string">
            <text:p>Workloa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6" office:value-type="float" office:value="1.2">
            <text:p>1.2</text:p>
          </table:table-cell>
          <table:table-cell table:style-name="ce17" office:value-type="time" office:time-value="PT00H00M00.486S">
            <text:p>00:00:00.49</text:p>
          </table:table-cell>
          <table:table-cell office:value-type="float" office:value="0.49">
            <text:p>0.49</text:p>
          </table:table-cell>
          <table:table-cell table:style-name="ce16" office:value-type="float" office:value="1.9">
            <text:p>1.9</text:p>
          </table:table-cell>
          <table:table-cell table:number-columns-repeated="4"/>
          <table:table-cell table:style-name="ce17" office:value-type="time" office:time-value="PT00H00M00.486S">
            <text:p>00:00:00.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16" office:value-type="float" office:value="2.4">
            <text:p>2.4</text:p>
          </table:table-cell>
          <table:table-cell table:style-name="ce17" office:value-type="time" office:time-value="PT00H00M00.883S">
            <text:p>00:00:00.88</text:p>
          </table:table-cell>
          <table:table-cell office:value-type="float" office:value="0.88">
            <text:p>0.88</text:p>
          </table:table-cell>
          <table:table-cell table:style-name="ce16" office:value-type="float" office:value="3.7">
            <text:p>3.7</text:p>
          </table:table-cell>
          <table:table-cell table:number-columns-repeated="4"/>
          <table:table-cell table:style-name="ce17" office:value-type="time" office:time-value="PT00H00M00.883S">
            <text:p>00:00:00.88</text:p>
          </table:table-cell>
          <table:table-cell table:formula="of:=[.L2]*2" office:value-type="float" office:value="2">
            <text:p>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16" office:value-type="float" office:value="4.7">
            <text:p>4.7</text:p>
          </table:table-cell>
          <table:table-cell table:style-name="ce17" office:value-type="time" office:time-value="PT00H00M02.4S">
            <text:p>00:00:02.40</text:p>
          </table:table-cell>
          <table:table-cell office:value-type="float" office:value="2.4">
            <text:p>2.40</text:p>
          </table:table-cell>
          <table:table-cell table:style-name="ce16" office:value-type="float" office:value="7.2">
            <text:p>7.2</text:p>
          </table:table-cell>
          <table:table-cell table:number-columns-repeated="4"/>
          <table:table-cell table:style-name="ce17" office:value-type="time" office:time-value="PT00H00M02.4S">
            <text:p>00:00:02.40</text:p>
          </table:table-cell>
          <table:table-cell table:formula="of:=[.L3]*2" office:value-type="float" office:value="4">
            <text:p>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16" office:value-type="float" office:value="9.3">
            <text:p>9.3</text:p>
          </table:table-cell>
          <table:table-cell table:style-name="ce17" office:value-type="time" office:time-value="PT00H00M03.616S">
            <text:p>00:00:03.62</text:p>
          </table:table-cell>
          <table:table-cell office:value-type="float" office:value="3.62">
            <text:p>3.62</text:p>
          </table:table-cell>
          <table:table-cell table:style-name="ce16" office:value-type="float" office:value="15">
            <text:p>15.0</text:p>
          </table:table-cell>
          <table:table-cell table:number-columns-repeated="4"/>
          <table:table-cell table:style-name="ce17" office:value-type="time" office:time-value="PT00H00M03.616S">
            <text:p>00:00:03.62</text:p>
          </table:table-cell>
          <table:table-cell table:formula="of:=[.L4]*2" office:value-type="float" office:value="8">
            <text:p>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16" office:value-type="float" office:value="19">
            <text:p>19.0</text:p>
          </table:table-cell>
          <table:table-cell table:number-columns-repeated="2"/>
          <table:table-cell table:style-name="ce16" office:value-type="float" office:value="29">
            <text:p>29.0</text:p>
          </table:table-cell>
          <table:table-cell table:number-columns-repeated="4"/>
          <table:table-cell table:style-name="ce17" office:value-type="time" office:time-value="PT00H00M10.233S">
            <text:p>00:00:10.23</text:p>
          </table:table-cell>
          <table:table-cell table:formula="of:=[.L5]*2" office:value-type="float" office:value="16">
            <text:p>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16" office:value-type="float" office:value="38">
            <text:p>38.0</text:p>
          </table:table-cell>
          <table:table-cell table:style-name="ce17" office:value-type="time" office:time-value="PT00H00M22.499S">
            <text:p>00:00:22.50</text:p>
          </table:table-cell>
          <table:table-cell office:value-type="float" office:value="22.5">
            <text:p>22.50</text:p>
          </table:table-cell>
          <table:table-cell table:style-name="ce16" office:value-type="float" office:value="58">
            <text:p>58.0</text:p>
          </table:table-cell>
          <table:table-cell table:number-columns-repeated="4"/>
          <table:table-cell table:style-name="ce17" office:value-type="time" office:time-value="PT00H00M22.499S">
            <text:p>00:00:22.50</text:p>
          </table:table-cell>
          <table:table-cell table:formula="of:=[.L6]*2" office:value-type="float" office:value="32">
            <text:p>32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16" office:value-type="float" office:value="56">
            <text:p>56.0</text:p>
          </table:table-cell>
          <table:table-cell table:style-name="ce17" office:value-type="time" office:time-value="PT00H00M33.162S">
            <text:p>00:00:33.16</text:p>
          </table:table-cell>
          <table:table-cell office:value-type="float" office:value="33.16">
            <text:p>33.16</text:p>
          </table:table-cell>
          <table:table-cell table:style-name="ce16" office:value-type="float" office:value="62">
            <text:p>62.0</text:p>
          </table:table-cell>
          <table:table-cell table:number-columns-repeated="4"/>
          <table:table-cell table:style-name="ce17" office:value-type="time" office:time-value="PT00H00M33.162S">
            <text:p>00:00:33.16</text:p>
          </table:table-cell>
          <table:table-cell table:formula="of:=[.L7]*2" office:value-type="float" office:value="64">
            <text:p>64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16" office:value-type="float" office:value="90">
            <text:p>90.0</text:p>
          </table:table-cell>
          <table:table-cell table:style-name="ce17" office:value-type="time" office:time-value="PT00H00M58.379S">
            <text:p>00:00:58.38</text:p>
          </table:table-cell>
          <table:table-cell office:value-type="float" office:value="58.38">
            <text:p>58.38</text:p>
          </table:table-cell>
          <table:table-cell table:style-name="ce16" office:value-type="float" office:value="72">
            <text:p>72.0</text:p>
          </table:table-cell>
          <table:table-cell table:number-columns-repeated="4"/>
          <table:table-cell table:style-name="ce17" office:value-type="time" office:time-value="PT00H00M58.379S">
            <text:p>00:00:58.38</text:p>
          </table:table-cell>
          <table:table-cell table:formula="of:=[.L8]*2" office:value-type="float" office:value="128">
            <text:p>128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16" office:value-type="float" office:value="160">
            <text:p>160.0</text:p>
          </table:table-cell>
          <table:table-cell table:style-name="ce17" office:value-type="time" office:time-value="PT00H02M24.219S">
            <text:p>00:02:24.22</text:p>
          </table:table-cell>
          <table:table-cell office:value-type="float" office:value="144.22">
            <text:p>144.22</text:p>
          </table:table-cell>
          <table:table-cell table:style-name="ce16" office:value-type="float" office:value="107">
            <text:p>107.0</text:p>
          </table:table-cell>
          <table:table-cell table:number-columns-repeated="4"/>
          <table:table-cell table:style-name="ce17" office:value-type="time" office:time-value="PT00H02M24.219S">
            <text:p>00:02:24.22</text:p>
          </table:table-cell>
          <table:table-cell table:formula="of:=[.L9]*2" office:value-type="float" office:value="256">
            <text:p>256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16" office:value-type="float" office:value="302">
            <text:p>302.0</text:p>
          </table:table-cell>
          <table:table-cell table:number-columns-repeated="2"/>
          <table:table-cell table:style-name="ce16" office:value-type="float" office:value="176">
            <text:p>176.0</text:p>
          </table:table-cell>
          <table:table-cell table:number-columns-repeated="5"/>
          <table:table-cell table:formula="of:=[.L10]*2" office:value-type="float" office:value="512">
            <text:p>512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16" office:value-type="float" office:value="577">
            <text:p>577.0</text:p>
          </table:table-cell>
          <table:table-cell table:style-name="ce17" office:value-type="time" office:time-value="PT00H07M24.838S">
            <text:p>00:07:24.84</text:p>
          </table:table-cell>
          <table:table-cell/>
          <table:table-cell table:style-name="ce16" office:value-type="float" office:value="283">
            <text:p>283.0</text:p>
          </table:table-cell>
          <table:table-cell table:number-columns-repeated="4"/>
          <table:table-cell table:style-name="ce17" office:value-type="time" office:time-value="PT00H07M24.838S">
            <text:p>00:07:24.84</text:p>
          </table:table-cell>
          <table:table-cell table:formula="of:=[.L11]*2" office:value-type="float" office:value="1024">
            <text:p>1024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16" office:value-type="float" office:value="1228.8">
            <text:p>1228.8</text:p>
          </table:table-cell>
          <table:table-cell table:style-name="ce17" office:value-type="time" office:time-value="PT00H22M32.437S">
            <text:p>00:22:32.44</text:p>
          </table:table-cell>
          <table:table-cell/>
          <table:table-cell table:style-name="ce16" office:value-type="float" office:value="675">
            <text:p>675.0</text:p>
          </table:table-cell>
          <table:table-cell table:number-columns-repeated="4"/>
          <table:table-cell table:style-name="ce17" office:value-type="time" office:time-value="PT00H22M32.437S">
            <text:p>00:22:32.44</text:p>
          </table:table-cell>
          <table:table-cell table:formula="of:=[.L12]*2" office:value-type="float" office:value="2048">
            <text:p>2048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16" office:value-type="float" office:value="2457.6">
            <text:p>2457.6</text:p>
          </table:table-cell>
          <table:table-cell table:style-name="ce17" office:value-type="time" office:time-value="PT00H49M15.184S">
            <text:p>00:49:15.18</text:p>
          </table:table-cell>
          <table:table-cell/>
          <table:table-cell table:style-name="ce16" table:formula="of:=1.2*1024" office:value-type="float" office:value="1228.8">
            <text:p>1228.8</text:p>
          </table:table-cell>
          <table:table-cell table:number-columns-repeated="4"/>
          <table:table-cell table:style-name="ce17" office:value-type="time" office:time-value="PT00H49M15.184S">
            <text:p>00:49:15.18</text:p>
          </table:table-cell>
          <table:table-cell table:formula="of:=[.L13]*2" office:value-type="float" office:value="4096">
            <text:p>4096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16" office:value-type="float" office:value="4403.2">
            <text:p>4403.2</text:p>
          </table:table-cell>
          <table:table-cell table:number-columns-repeated="2"/>
          <table:table-cell table:style-name="ce16" table:formula="of:=2.1*1024" office:value-type="float" office:value="2150.4">
            <text:p>2150.4</text:p>
          </table:table-cell>
          <table:table-cell table:number-columns-repeated="4"/>
          <table:table-cell table:style-name="ce17" office:value-type="time" office:time-value="PT02H18M40.933S">
            <text:p>02:18:40.93</text:p>
          </table:table-cell>
          <table:table-cell table:formula="of:=[.L14]*2" office:value-type="float" office:value="8192">
            <text:p>8192</text:p>
          </table:table-cell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16" office:value-type="float" office:value="7782.4">
            <text:p>7782.4</text:p>
          </table:table-cell>
          <table:table-cell table:number-columns-repeated="2"/>
          <table:table-cell table:style-name="ce16"/>
          <table:table-cell table:number-columns-repeated="5"/>
          <table:table-cell table:formula="of:=[.L15]*2" office:value-type="float" office:value="16384">
            <text:p>16384</text:p>
          </table:table-cell>
        </table:table-row>
        <table:table-row table:style-name="ro1">
          <table:table-cell table:number-columns-repeated="11"/>
          <table:table-cell table:formula="of:=[.L16]*2" office:value-type="float" office:value="32768">
            <text:p>32768</text:p>
          </table:table-cell>
        </table:table-row>
        <table:table-row table:style-name="ro1">
          <table:table-cell table:number-columns-repeated="11"/>
          <table:table-cell table:formula="of:=[.L17]*2" office:value-type="float" office:value="65536">
            <text:p>65536</text:p>
          </table:table-cell>
        </table:table-row>
        <table:table-row table:style-name="ro1">
          <table:table-cell table:number-columns-repeated="11"/>
          <table:table-cell table:formula="of:=[.L18]*2" office:value-type="float" office:value="131072">
            <text:p>131072</text:p>
          </table:table-cell>
        </table:table-row>
        <table:table-row table:style-name="ro1">
          <table:table-cell table:number-columns-repeated="11"/>
          <table:table-cell table:formula="of:=[.L19]*2" office:value-type="float" office:value="262144">
            <text:p>262144</text:p>
          </table:table-cell>
        </table:table-row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office:value-type="string">
            <text:p>Index</text:p>
          </table:table-cell>
          <table:table-cell office:value-type="string">
            <text:p>Time</text:p>
          </table:table-cell>
          <table:table-cell office:value-type="string">
            <text:p>Throughput</text:p>
          </table:table-cell>
          <table:table-cell table:number-columns-repeated="5"/>
          <table:table-cell table:formula="of:=[.L20]*2" office:value-type="float" office:value="524288">
            <text:p>524288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6" office:value-type="float" office:value="1.2">
            <text:p>1.2</text:p>
          </table:table-cell>
          <table:table-cell table:style-name="ce16" office:value-type="float" office:value="1.9">
            <text:p>1.9</text:p>
          </table:table-cell>
          <table:table-cell table:style-name="Default" office:value-type="float" office:value="1.11">
            <text:p>1.11</text:p>
          </table:table-cell>
          <table:table-cell table:formula="of:=[.B22]/[.E22]" office:value-type="float" office:value="90.0900900900901">
            <text:p>90.0900900901</text:p>
          </table:table-cell>
          <table:table-cell table:number-columns-repeated="5"/>
          <table:table-cell table:formula="of:=[.L21]*2" office:value-type="float" office:value="1048576">
            <text:p>1048576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2]*2" office:value-type="float" office:value="200">
            <text:p>200</text:p>
          </table:table-cell>
          <table:table-cell table:style-name="ce16" office:value-type="float" office:value="2.4">
            <text:p>2.4</text:p>
          </table:table-cell>
          <table:table-cell table:style-name="ce16" office:value-type="float" office:value="3.7">
            <text:p>3.7</text:p>
          </table:table-cell>
          <table:table-cell table:style-name="Default" office:value-type="float" office:value="1.47">
            <text:p>1.47</text:p>
          </table:table-cell>
          <table:table-cell table:formula="of:=[.B23]/[.E23]" office:value-type="float" office:value="136.054421768708">
            <text:p>136.0544217687</text:p>
          </table:table-cell>
          <table:table-cell table:number-columns-repeated="5"/>
          <table:table-cell table:formula="of:=[.L22]*2" office:value-type="float" office:value="2097152">
            <text:p>2097152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23]*2" office:value-type="float" office:value="400">
            <text:p>400</text:p>
          </table:table-cell>
          <table:table-cell table:style-name="ce16" office:value-type="float" office:value="4.7">
            <text:p>4.7</text:p>
          </table:table-cell>
          <table:table-cell table:style-name="ce16" office:value-type="float" office:value="7.2">
            <text:p>7.2</text:p>
          </table:table-cell>
          <table:table-cell table:style-name="Default" office:value-type="float" office:value="2.46">
            <text:p>2.46</text:p>
          </table:table-cell>
          <table:table-cell table:formula="of:=[.B24]/[.E24]" office:value-type="float" office:value="162.60162601626">
            <text:p>162.6016260163</text:p>
          </table:table-cell>
          <table:table-cell table:number-columns-repeated="5"/>
          <table:table-cell table:formula="of:=[.L23]*2" office:value-type="float" office:value="4194304">
            <text:p>4194304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24]*2" office:value-type="float" office:value="800">
            <text:p>800</text:p>
          </table:table-cell>
          <table:table-cell table:style-name="ce16" office:value-type="float" office:value="9.3">
            <text:p>9.3</text:p>
          </table:table-cell>
          <table:table-cell table:style-name="ce16" office:value-type="float" office:value="15">
            <text:p>15.0</text:p>
          </table:table-cell>
          <table:table-cell table:style-name="Default" office:value-type="float" office:value="4.14">
            <text:p>4.14</text:p>
          </table:table-cell>
          <table:table-cell table:formula="of:=[.B25]/[.E25]" office:value-type="float" office:value="193.236714975845">
            <text:p>193.2367149758</text:p>
          </table:table-cell>
          <table:table-cell table:number-columns-repeated="5"/>
          <table:table-cell table:formula="of:=[.L24]*2" office:value-type="float" office:value="8388608">
            <text:p>838860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25]*2" office:value-type="float" office:value="1600">
            <text:p>1600</text:p>
          </table:table-cell>
          <table:table-cell table:style-name="ce16" office:value-type="float" office:value="19">
            <text:p>19.0</text:p>
          </table:table-cell>
          <table:table-cell table:style-name="ce16" office:value-type="float" office:value="29">
            <text:p>29.0</text:p>
          </table:table-cell>
          <table:table-cell table:style-name="Default" office:value-type="float" office:value="7.19">
            <text:p>7.19</text:p>
          </table:table-cell>
          <table:table-cell table:formula="of:=[.B26]/[.E26]" office:value-type="float" office:value="222.531293463143">
            <text:p>222.5312934631</text:p>
          </table:table-cell>
          <table:table-cell table:number-columns-repeated="5"/>
          <table:table-cell table:formula="of:=[.L25]*2" office:value-type="float" office:value="16777216">
            <text:p>16777216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26]*2" office:value-type="float" office:value="3200">
            <text:p>3200</text:p>
          </table:table-cell>
          <table:table-cell table:style-name="ce16" office:value-type="float" office:value="38">
            <text:p>38.0</text:p>
          </table:table-cell>
          <table:table-cell table:style-name="ce16" office:value-type="float" office:value="58">
            <text:p>58.0</text:p>
          </table:table-cell>
          <table:table-cell table:style-name="Default" office:value-type="float" office:value="13.25">
            <text:p>13.25</text:p>
          </table:table-cell>
          <table:table-cell table:formula="of:=[.B27]/[.E27]" office:value-type="float" office:value="241.509433962264">
            <text:p>241.5094339623</text:p>
          </table:table-cell>
          <table:table-cell table:number-columns-repeated="6"/>
        </table:table-row>
        <table:table-row table:style-name="ro1">
          <table:table-cell office:value-type="string">
            <text:p>W7</text:p>
          </table:table-cell>
          <table:table-cell table:formula="of:=[.B27]*2" office:value-type="float" office:value="6400">
            <text:p>6400</text:p>
          </table:table-cell>
          <table:table-cell table:style-name="ce16" office:value-type="float" office:value="56">
            <text:p>56.0</text:p>
          </table:table-cell>
          <table:table-cell table:style-name="ce16" office:value-type="float" office:value="62">
            <text:p>62.0</text:p>
          </table:table-cell>
          <table:table-cell table:style-name="Default" office:value-type="float" office:value="14.81">
            <text:p>14.81</text:p>
          </table:table-cell>
          <table:table-cell table:formula="of:=[.B28]/[.E28]" office:value-type="float" office:value="432.140445644835">
            <text:p>432.1404456448</text:p>
          </table:table-cell>
          <table:table-cell table:number-columns-repeated="6"/>
        </table:table-row>
        <table:table-row table:style-name="ro1">
          <table:table-cell office:value-type="string">
            <text:p>W8</text:p>
          </table:table-cell>
          <table:table-cell table:formula="of:=[.B28]*2" office:value-type="float" office:value="12800">
            <text:p>12800</text:p>
          </table:table-cell>
          <table:table-cell table:style-name="ce16" office:value-type="float" office:value="90">
            <text:p>90.0</text:p>
          </table:table-cell>
          <table:table-cell table:style-name="ce16" office:value-type="float" office:value="72">
            <text:p>72.0</text:p>
          </table:table-cell>
          <table:table-cell table:style-name="Default" office:value-type="float" office:value="17.89">
            <text:p>17.89</text:p>
          </table:table-cell>
          <table:table-cell table:formula="of:=[.B29]/[.E29]" office:value-type="float" office:value="715.483510340973">
            <text:p>715.483510341</text:p>
          </table:table-cell>
          <table:table-cell table:number-columns-repeated="6"/>
        </table:table-row>
        <table:table-row table:style-name="ro1">
          <table:table-cell office:value-type="string">
            <text:p>W9</text:p>
          </table:table-cell>
          <table:table-cell table:formula="of:=[.B29]*2" office:value-type="float" office:value="25600">
            <text:p>25600</text:p>
          </table:table-cell>
          <table:table-cell table:style-name="ce16" office:value-type="float" office:value="160">
            <text:p>160.0</text:p>
          </table:table-cell>
          <table:table-cell table:style-name="ce16" office:value-type="float" office:value="107">
            <text:p>107.0</text:p>
          </table:table-cell>
          <table:table-cell table:style-name="Default" office:value-type="float" office:value="31.87">
            <text:p>31.87</text:p>
          </table:table-cell>
          <table:table-cell table:formula="of:=[.B30]/[.E30]" office:value-type="float" office:value="803.263256981487">
            <text:p>803.2632569815</text:p>
          </table:table-cell>
          <table:table-cell table:number-columns-repeated="6"/>
        </table:table-row>
        <table:table-row table:style-name="ro1">
          <table:table-cell office:value-type="string">
            <text:p>W10</text:p>
          </table:table-cell>
          <table:table-cell table:formula="of:=[.B30]*2" office:value-type="float" office:value="51200">
            <text:p>51200</text:p>
          </table:table-cell>
          <table:table-cell table:style-name="ce16" office:value-type="float" office:value="302">
            <text:p>302.0</text:p>
          </table:table-cell>
          <table:table-cell table:style-name="ce16" office:value-type="float" office:value="176">
            <text:p>176.0</text:p>
          </table:table-cell>
          <table:table-cell table:style-name="Default" office:value-type="float" office:value="204.21">
            <text:p>204.21</text:p>
          </table:table-cell>
          <table:table-cell table:formula="of:=[.B31]/[.E31]" office:value-type="float" office:value="250.72229567602">
            <text:p>250.722295676</text:p>
          </table:table-cell>
          <table:table-cell table:number-columns-repeated="6"/>
        </table:table-row>
        <table:table-row table:style-name="ro1">
          <table:table-cell office:value-type="string">
            <text:p>W11</text:p>
          </table:table-cell>
          <table:table-cell table:formula="of:=[.B31]*2" office:value-type="float" office:value="102400">
            <text:p>102400</text:p>
          </table:table-cell>
          <table:table-cell table:style-name="ce16" office:value-type="float" office:value="577">
            <text:p>577.0</text:p>
          </table:table-cell>
          <table:table-cell table:style-name="ce16" office:value-type="float" office:value="283">
            <text:p>283.0</text:p>
          </table:table-cell>
          <table:table-cell table:style-name="Default" office:value-type="float" office:value="432.12">
            <text:p>432.12</text:p>
          </table:table-cell>
          <table:table-cell table:formula="of:=[.B32]/[.E32]" office:value-type="float" office:value="236.971211700454">
            <text:p>236.9712117005</text:p>
          </table:table-cell>
          <table:table-cell table:number-columns-repeated="6"/>
        </table:table-row>
        <table:table-row table:style-name="ro1">
          <table:table-cell office:value-type="string">
            <text:p>W12</text:p>
          </table:table-cell>
          <table:table-cell table:formula="of:=[.B32]*2" office:value-type="float" office:value="204800">
            <text:p>204800</text:p>
          </table:table-cell>
          <table:table-cell table:style-name="ce16" office:value-type="float" office:value="1228.8">
            <text:p>1228.8</text:p>
          </table:table-cell>
          <table:table-cell table:style-name="ce16" office:value-type="float" office:value="675">
            <text:p>675.0</text:p>
          </table:table-cell>
          <table:table-cell table:style-name="Default" office:value-type="float" office:value="1331.99">
            <text:p>1331.99</text:p>
          </table:table-cell>
          <table:table-cell table:formula="of:=[.B33]/[.E33]" office:value-type="float" office:value="153.75490806988">
            <text:p>153.7549080699</text:p>
          </table:table-cell>
          <table:table-cell table:number-columns-repeated="6"/>
        </table:table-row>
        <table:table-row table:style-name="ro1">
          <table:table-cell office:value-type="string">
            <text:p>W13</text:p>
          </table:table-cell>
          <table:table-cell table:formula="of:=[.B33]*2" office:value-type="float" office:value="409600">
            <text:p>409600</text:p>
          </table:table-cell>
          <table:table-cell table:style-name="ce16" office:value-type="float" office:value="2457.6">
            <text:p>2457.6</text:p>
          </table:table-cell>
          <table:table-cell table:style-name="ce16" table:formula="of:=1.2*1024" office:value-type="float" office:value="1228.8">
            <text:p>1228.8</text:p>
          </table:table-cell>
          <table:table-cell table:style-name="Default" office:value-type="float" office:value="2934.96">
            <text:p>2934.96</text:p>
          </table:table-cell>
          <table:table-cell table:formula="of:=[.B34]/[.E34]" office:value-type="float" office:value="139.558971842887">
            <text:p>139.5589718429</text:p>
          </table:table-cell>
          <table:table-cell table:number-columns-repeated="6"/>
        </table:table-row>
        <table:table-row table:style-name="ro1">
          <table:table-cell office:value-type="string">
            <text:p>W14</text:p>
          </table:table-cell>
          <table:table-cell table:formula="of:=[.B34]*2" office:value-type="float" office:value="819200">
            <text:p>819200</text:p>
          </table:table-cell>
          <table:table-cell table:style-name="ce16" office:value-type="float" office:value="4403.2">
            <text:p>4403.2</text:p>
          </table:table-cell>
          <table:table-cell table:style-name="ce16" table:formula="of:=2.1*1024" office:value-type="float" office:value="2150.4">
            <text:p>2150.4</text:p>
          </table:table-cell>
          <table:table-cell table:style-name="Default" office:value-type="float" office:value="8134.99">
            <text:p>8134.99</text:p>
          </table:table-cell>
          <table:table-cell table:formula="of:=[.B35]/[.E35]" office:value-type="float" office:value="100.700799878058">
            <text:p>100.7007998781</text:p>
          </table:table-cell>
          <table:table-cell table:number-columns-repeated="6"/>
        </table:table-row>
        <table:table-row table:style-name="ro1" table:number-rows-repeated="104854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Indexing Input" table:style-name="ta1">
        <table:table-column table:style-name="co12" table:default-cell-style-name="Default"/>
        <table:table-column table:style-name="co9" table:default-cell-style-name="Default"/>
        <table:table-column table:style-name="co9" table:number-columns-repeated="2" table:default-cell-style-name="ce16"/>
        <table:table-column table:style-name="co9" table:number-columns-repeated="2" table:default-cell-style-name="Default"/>
        <table:table-row table:style-name="ro1">
          <table:table-cell/>
          <table:table-cell office:value-type="string">
            <text:p>Workload</text:p>
          </table:table-cell>
          <table:table-cell table:style-name="Default" office:value-type="string">
            <text:p>Corpus</text:p>
          </table:table-cell>
          <table:table-cell table:style-name="Default" office:value-type="string">
            <text:p>Index</text:p>
          </table:table-cell>
          <table:table-cell table:style-name="ce18" office:value-type="string">
            <text:p>Time</text:p>
          </table:table-cell>
          <table:table-cell office:value-type="string">
            <text:p>Throughput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1.11">
            <text:p>1.11</text:p>
          </table:table-cell>
          <table:table-cell office:value-type="float" office:value="90.0900900900901">
            <text:p>90.0900900901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.4">
            <text:p>2.4</text:p>
          </table:table-cell>
          <table:table-cell office:value-type="float" office:value="3.7">
            <text:p>3.7</text:p>
          </table:table-cell>
          <table:table-cell office:value-type="float" office:value="1.47">
            <text:p>1.47</text:p>
          </table:table-cell>
          <table:table-cell office:value-type="float" office:value="136.054421768708">
            <text:p>136.0544217687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4.7">
            <text:p>4.7</text:p>
          </table:table-cell>
          <table:table-cell office:value-type="float" office:value="7.2">
            <text:p>7.2</text:p>
          </table:table-cell>
          <table:table-cell office:value-type="float" office:value="2.46">
            <text:p>2.46</text:p>
          </table:table-cell>
          <table:table-cell office:value-type="float" office:value="162.60162601626">
            <text:p>162.6016260163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9.3">
            <text:p>9.3</text:p>
          </table:table-cell>
          <table:table-cell office:value-type="float" office:value="15">
            <text:p>15.0</text:p>
          </table:table-cell>
          <table:table-cell office:value-type="float" office:value="4.14">
            <text:p>4.14</text:p>
          </table:table-cell>
          <table:table-cell office:value-type="float" office:value="193.236714975845">
            <text:p>193.2367149758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19">
            <text:p>19.0</text:p>
          </table:table-cell>
          <table:table-cell office:value-type="float" office:value="29">
            <text:p>29.0</text:p>
          </table:table-cell>
          <table:table-cell office:value-type="float" office:value="7.19">
            <text:p>7.19</text:p>
          </table:table-cell>
          <table:table-cell office:value-type="float" office:value="222.531293463143">
            <text:p>222.5312934631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38">
            <text:p>38.0</text:p>
          </table:table-cell>
          <table:table-cell office:value-type="float" office:value="58">
            <text:p>58.0</text:p>
          </table:table-cell>
          <table:table-cell office:value-type="float" office:value="13.25">
            <text:p>13.25</text:p>
          </table:table-cell>
          <table:table-cell office:value-type="float" office:value="241.509433962264">
            <text:p>241.5094339623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56">
            <text:p>56.0</text:p>
          </table:table-cell>
          <table:table-cell office:value-type="float" office:value="62">
            <text:p>62.0</text:p>
          </table:table-cell>
          <table:table-cell office:value-type="float" office:value="14.81">
            <text:p>14.81</text:p>
          </table:table-cell>
          <table:table-cell office:value-type="float" office:value="432.140445644835">
            <text:p>432.1404456448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90">
            <text:p>90.0</text:p>
          </table:table-cell>
          <table:table-cell office:value-type="float" office:value="72">
            <text:p>72.0</text:p>
          </table:table-cell>
          <table:table-cell office:value-type="float" office:value="17.89">
            <text:p>17.89</text:p>
          </table:table-cell>
          <table:table-cell office:value-type="float" office:value="715.483510340973">
            <text:p>715.483510341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160">
            <text:p>160.0</text:p>
          </table:table-cell>
          <table:table-cell office:value-type="float" office:value="107">
            <text:p>107.0</text:p>
          </table:table-cell>
          <table:table-cell office:value-type="float" office:value="31.87">
            <text:p>31.87</text:p>
          </table:table-cell>
          <table:table-cell office:value-type="float" office:value="803.263256981487">
            <text:p>803.2632569815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302">
            <text:p>302.0</text:p>
          </table:table-cell>
          <table:table-cell office:value-type="float" office:value="176">
            <text:p>176.0</text:p>
          </table:table-cell>
          <table:table-cell office:value-type="float" office:value="204.21">
            <text:p>204.21</text:p>
          </table:table-cell>
          <table:table-cell office:value-type="float" office:value="250.72229567602">
            <text:p>250.722295676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office:value-type="float" office:value="577">
            <text:p>577.0</text:p>
          </table:table-cell>
          <table:table-cell office:value-type="float" office:value="283">
            <text:p>283.0</text:p>
          </table:table-cell>
          <table:table-cell table:style-name="ce18" office:value-type="float" office:value="432.12">
            <text:p>432.12</text:p>
          </table:table-cell>
          <table:table-cell office:value-type="float" office:value="236.971211700454">
            <text:p>236.9712117005</text:p>
          </table:table-cell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office:value-type="float" office:value="1228.8">
            <text:p>1228.8</text:p>
          </table:table-cell>
          <table:table-cell office:value-type="float" office:value="675">
            <text:p>675.0</text:p>
          </table:table-cell>
          <table:table-cell table:style-name="ce18" office:value-type="float" office:value="1331.99">
            <text:p>1331.99</text:p>
          </table:table-cell>
          <table:table-cell office:value-type="float" office:value="153.75490806988">
            <text:p>153.7549080699</text:p>
          </table:table-cell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office:value-type="float" office:value="2457.6">
            <text:p>2457.6</text:p>
          </table:table-cell>
          <table:table-cell table:formula="of:=1.2*1024" office:value-type="float" office:value="1228.8">
            <text:p>1228.8</text:p>
          </table:table-cell>
          <table:table-cell table:style-name="ce18" office:value-type="float" office:value="2934.96">
            <text:p>2934.96</text:p>
          </table:table-cell>
          <table:table-cell office:value-type="float" office:value="139.558971842887">
            <text:p>139.5589718429</text:p>
          </table:table-cell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office:value-type="float" office:value="4403.2">
            <text:p>4403.2</text:p>
          </table:table-cell>
          <table:table-cell table:formula="of:=2.1*1024" office:value-type="float" office:value="2150.4">
            <text:p>2150.4</text:p>
          </table:table-cell>
          <table:table-cell table:style-name="ce18"/>
          <table:table-cell/>
        </table:table-row>
      </table:table>
      <table:table table:name="Sheet7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18" table:default-cell-style-name="ce17"/>
        <table:table-column table:style-name="co1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office:value-type="string">
            <text:p>Workload</text:p>
          </table:table-cell>
          <table:table-cell office:value-type="string">
            <text:p>Corpus</text:p>
          </table:table-cell>
          <table:table-cell table:style-name="ce18" office:value-type="string">
            <text:p>Time</text:p>
          </table:table-cell>
          <table:table-cell office:value-type="string">
            <text:p>Index</text:p>
          </table:table-cell>
          <table:table-cell office:value-type="string">
            <text:p>Average(Secs)</text:p>
          </table:table-cell>
          <table:table-cell/>
          <table:table-cell table:style-name="Default" office:value-type="string">
            <text:p>Time</text:p>
          </table:table-cell>
          <table:table-cell office:value-type="string">
            <text:p>Workload</text:p>
          </table:table-cell>
          <table:table-cell office:value-type="string">
            <text:p>Hour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Total(Seconds)</text:p>
          </table:table-cell>
          <table:table-cell/>
          <table:table-cell office:value-type="string">
            <text:p>Workload</text:p>
          </table:table-cell>
          <table:table-cell office:value-type="string">
            <text:p>Mean</text:p>
          </table:table-cell>
          <table:table-cell office:value-type="string">
            <text:p>Median</text:p>
          </table:table-cell>
          <table:table-cell office:value-type="string">
            <text:p>Mode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style-name="ce16" office:value-type="float" office:value="1.2">
            <text:p>1.2</text:p>
          </table:table-cell>
          <table:table-cell table:style-name="ce18" office:value-type="float" office:value="0.49">
            <text:p>0.49</text:p>
          </table:table-cell>
          <table:table-cell table:style-name="ce16" office:value-type="float" office:value="1.9">
            <text:p>1.9</text:p>
          </table:table-cell>
          <table:table-cell table:style-name="ce16"/>
          <table:table-cell/>
          <table:table-cell office:value-type="time" office:time-value="PT00H00M03.91S">
            <text:p>00:00:03.9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3.91">
            <text:p>3.91</text:p>
          </table:table-cell>
          <table:table-cell table:formula="of:=SUM([.L2]+([.K2]*60)+([.J2]*60*60))" office:value-type="float" office:value="3.91">
            <text:p>3.91</text:p>
          </table:table-cell>
          <table:table-cell/>
          <table:table-cell office:value-type="string">
            <text:p>W1</text:p>
          </table:table-cell>
          <table:table-cell table:formula="of:=AVERAGE([.M2:.M6])" office:value-type="float" office:value="2.052">
            <text:p>2.052</text:p>
          </table:table-cell>
          <table:table-cell table:formula="of:=MEDIAN([.M2:.M6])" office:value-type="float" office:value="1.59">
            <text:p>1.59</text:p>
          </table:table-cell>
          <table:table-cell/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table:style-name="ce16" office:value-type="float" office:value="2.4">
            <text:p>2.4</text:p>
          </table:table-cell>
          <table:table-cell table:style-name="ce18" office:value-type="float" office:value="0.88">
            <text:p>0.88</text:p>
          </table:table-cell>
          <table:table-cell table:style-name="ce16" office:value-type="float" office:value="3.7">
            <text:p>3.7</text:p>
          </table:table-cell>
          <table:table-cell table:style-name="ce16"/>
          <table:table-cell/>
          <table:table-cell office:value-type="time" office:time-value="PT00H00M02.45S">
            <text:p>00:00:02.45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2.45">
            <text:p>2.45</text:p>
          </table:table-cell>
          <table:table-cell table:formula="of:=SUM([.L3]+([.K3]*60)+([.J3]*60*60))" office:value-type="float" office:value="2.45">
            <text:p>2.45</text:p>
          </table:table-cell>
          <table:table-cell/>
          <table:table-cell office:value-type="string">
            <text:p>W2</text:p>
          </table:table-cell>
          <table:table-cell table:number-columns-repeated="3"/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table:style-name="ce16" office:value-type="float" office:value="4.7">
            <text:p>4.7</text:p>
          </table:table-cell>
          <table:table-cell table:style-name="ce18" office:value-type="float" office:value="2.4">
            <text:p>2.40</text:p>
          </table:table-cell>
          <table:table-cell table:style-name="ce16" office:value-type="float" office:value="7.2">
            <text:p>7.2</text:p>
          </table:table-cell>
          <table:table-cell table:style-name="ce16"/>
          <table:table-cell/>
          <table:table-cell office:value-type="time" office:time-value="PT00H00M01.591S">
            <text:p>00:00:01.59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59">
            <text:p>1.59</text:p>
          </table:table-cell>
          <table:table-cell table:formula="of:=SUM([.L4]+([.K4]*60)+([.J4]*60*60))" office:value-type="float" office:value="1.59">
            <text:p>1.59</text:p>
          </table:table-cell>
          <table:table-cell/>
          <table:table-cell office:value-type="string">
            <text:p>W3</text:p>
          </table:table-cell>
          <table:table-cell table:number-columns-repeated="3"/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table:style-name="ce16" office:value-type="float" office:value="9.3">
            <text:p>9.3</text:p>
          </table:table-cell>
          <table:table-cell table:style-name="ce18" office:value-type="float" office:value="3.62">
            <text:p>3.62</text:p>
          </table:table-cell>
          <table:table-cell table:style-name="ce16" office:value-type="float" office:value="15">
            <text:p>15.0</text:p>
          </table:table-cell>
          <table:table-cell table:style-name="ce16"/>
          <table:table-cell/>
          <table:table-cell office:value-type="time" office:time-value="PT00H00M01.2S">
            <text:p>00:00:01.20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2">
            <text:p>1.2</text:p>
          </table:table-cell>
          <table:table-cell table:formula="of:=SUM([.L5]+([.K5]*60)+([.J5]*60*60))" office:value-type="float" office:value="1.2">
            <text:p>1.2</text:p>
          </table:table-cell>
          <table:table-cell/>
          <table:table-cell office:value-type="string">
            <text:p>W4</text:p>
          </table:table-cell>
          <table:table-cell table:number-columns-repeated="3"/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table:style-name="ce16" office:value-type="float" office:value="19">
            <text:p>19.0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29">
            <text:p>29.0</text:p>
          </table:table-cell>
          <table:table-cell table:style-name="ce16"/>
          <table:table-cell/>
          <table:table-cell office:value-type="time" office:time-value="PT00H00M01.11S">
            <text:p>00:00:01.11</text:p>
          </table:table-cell>
          <table:table-cell office:value-type="string">
            <text:p>W1</text:p>
          </table:table-cell>
          <table:table-cell table:number-columns-repeated="2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formula="of:=SUM([.L6]+([.K6]*60)+([.J6]*60*60))" office:value-type="float" office:value="1.11">
            <text:p>1.11</text:p>
          </table:table-cell>
          <table:table-cell/>
          <table:table-cell office:value-type="string">
            <text:p>W5</text:p>
          </table:table-cell>
          <table:table-cell table:number-columns-repeated="3"/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table:style-name="ce16" office:value-type="float" office:value="38">
            <text:p>38.0</text:p>
          </table:table-cell>
          <table:table-cell table:style-name="ce18" office:value-type="float" office:value="22.5">
            <text:p>22.50</text:p>
          </table:table-cell>
          <table:table-cell table:style-name="ce16" office:value-type="float" office:value="58">
            <text:p>58.0</text:p>
          </table:table-cell>
          <table:table-cell table:style-name="ce16"/>
          <table:table-cell/>
          <table:table-cell office:value-type="time" office:time-value="PT00H00M01.957S">
            <text:p>00:00:01.96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96">
            <text:p>1.96</text:p>
          </table:table-cell>
          <table:table-cell table:formula="of:=SUM([.L7]+([.K7]*60)+([.J7]*60*60))" office:value-type="float" office:value="1.96">
            <text:p>1.96</text:p>
          </table:table-cell>
          <table:table-cell/>
          <table:table-cell office:value-type="string">
            <text:p>W6</text:p>
          </table:table-cell>
          <table:table-cell table:number-columns-repeated="3"/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table:style-name="ce16" office:value-type="float" office:value="56">
            <text:p>56.0</text:p>
          </table:table-cell>
          <table:table-cell table:style-name="ce18" office:value-type="float" office:value="33.16">
            <text:p>33.16</text:p>
          </table:table-cell>
          <table:table-cell table:style-name="ce16" office:value-type="float" office:value="62">
            <text:p>62.0</text:p>
          </table:table-cell>
          <table:table-cell table:style-name="ce16"/>
          <table:table-cell/>
          <table:table-cell office:value-type="time" office:time-value="PT00H00M01.74S">
            <text:p>00:00:01.74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74">
            <text:p>1.74</text:p>
          </table:table-cell>
          <table:table-cell table:formula="of:=SUM([.L8]+([.K8]*60)+([.J8]*60*60))" office:value-type="float" office:value="1.74">
            <text:p>1.74</text:p>
          </table:table-cell>
          <table:table-cell/>
          <table:table-cell office:value-type="string">
            <text:p>W7</text:p>
          </table:table-cell>
          <table:table-cell table:number-columns-repeated="3"/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table:style-name="ce16" office:value-type="float" office:value="90">
            <text:p>90.0</text:p>
          </table:table-cell>
          <table:table-cell table:style-name="ce18" office:value-type="float" office:value="58.38">
            <text:p>58.38</text:p>
          </table:table-cell>
          <table:table-cell table:style-name="ce16" office:value-type="float" office:value="72">
            <text:p>72.0</text:p>
          </table:table-cell>
          <table:table-cell table:style-name="ce16"/>
          <table:table-cell/>
          <table:table-cell office:value-type="time" office:time-value="PT00H00M01.485S">
            <text:p>00:00:01.49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9">
            <text:p>1.49</text:p>
          </table:table-cell>
          <table:table-cell table:formula="of:=SUM([.L9]+([.K9]*60)+([.J9]*60*60))" office:value-type="float" office:value="1.49">
            <text:p>1.49</text:p>
          </table:table-cell>
          <table:table-cell/>
          <table:table-cell office:value-type="string">
            <text:p>W8</text:p>
          </table:table-cell>
          <table:table-cell table:number-columns-repeated="3"/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table:style-name="ce16" office:value-type="float" office:value="160">
            <text:p>160.0</text:p>
          </table:table-cell>
          <table:table-cell table:style-name="ce18" office:value-type="float" office:value="144.22">
            <text:p>144.22</text:p>
          </table:table-cell>
          <table:table-cell table:style-name="ce16" office:value-type="float" office:value="107">
            <text:p>107.0</text:p>
          </table:table-cell>
          <table:table-cell table:style-name="ce16"/>
          <table:table-cell/>
          <table:table-cell office:value-type="time" office:time-value="PT00H00M01.608S">
            <text:p>00:00:01.61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61">
            <text:p>1.61</text:p>
          </table:table-cell>
          <table:table-cell table:formula="of:=SUM([.L10]+([.K10]*60)+([.J10]*60*60))" office:value-type="float" office:value="1.61">
            <text:p>1.61</text:p>
          </table:table-cell>
          <table:table-cell/>
          <table:table-cell office:value-type="string">
            <text:p>W9</text:p>
          </table:table-cell>
          <table:table-cell table:number-columns-repeated="3"/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table:style-name="ce16" office:value-type="float" office:value="302">
            <text:p>302.0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176">
            <text:p>176.0</text:p>
          </table:table-cell>
          <table:table-cell table:style-name="ce16"/>
          <table:table-cell/>
          <table:table-cell office:value-type="time" office:time-value="PT00H00M01.466S">
            <text:p>00:00:01.47</text:p>
          </table:table-cell>
          <table:table-cell office:value-type="string">
            <text:p>W2</text:p>
          </table:table-cell>
          <table:table-cell table:number-columns-repeated="2" office:value-type="float" office:value="0">
            <text:p>0</text:p>
          </table:table-cell>
          <table:table-cell office:value-type="float" office:value="1.47">
            <text:p>1.47</text:p>
          </table:table-cell>
          <table:table-cell table:formula="of:=SUM([.L11]+([.K11]*60)+([.J11]*60*60))" office:value-type="float" office:value="1.47">
            <text:p>1.47</text:p>
          </table:table-cell>
          <table:table-cell/>
          <table:table-cell office:value-type="string">
            <text:p>W10</text:p>
          </table:table-cell>
          <table:table-cell table:number-columns-repeated="3"/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 table:style-name="ce16" office:value-type="float" office:value="577">
            <text:p>577.0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283">
            <text:p>283.0</text:p>
          </table:table-cell>
          <table:table-cell table:style-name="ce16"/>
          <table:table-cell/>
          <table:table-cell office:value-type="time" office:time-value="PT00H00M03.9S">
            <text:p>00:00:03.90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3.9">
            <text:p>3.9</text:p>
          </table:table-cell>
          <table:table-cell table:formula="of:=SUM([.L12]+([.K12]*60)+([.J12]*60*60))" office:value-type="float" office:value="3.9">
            <text:p>3.9</text:p>
          </table:table-cell>
          <table:table-cell table:number-columns-repeated="5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 table:style-name="ce16" office:value-type="float" office:value="1228.8">
            <text:p>1228.8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675">
            <text:p>675.0</text:p>
          </table:table-cell>
          <table:table-cell table:style-name="ce16"/>
          <table:table-cell/>
          <table:table-cell office:value-type="time" office:time-value="PT00H00M02.549S">
            <text:p>00:00:02.55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5">
            <text:p>2.55</text:p>
          </table:table-cell>
          <table:table-cell table:formula="of:=SUM([.L13]+([.K13]*60)+([.J13]*60*60))" office:value-type="float" office:value="2.55">
            <text:p>2.55</text:p>
          </table:table-cell>
          <table:table-cell table:number-columns-repeated="5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style-name="ce16" office:value-type="float" office:value="2457.6">
            <text:p>2457.6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0">
            <text:p>0.0</text:p>
          </table:table-cell>
          <table:table-cell table:style-name="ce16"/>
          <table:table-cell/>
          <table:table-cell office:value-type="time" office:time-value="PT00H00M02.456S">
            <text:p>00:00:02.46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46">
            <text:p>2.46</text:p>
          </table:table-cell>
          <table:table-cell table:formula="of:=SUM([.L14]+([.K14]*60)+([.J14]*60*60))" office:value-type="float" office:value="2.46">
            <text:p>2.46</text:p>
          </table:table-cell>
          <table:table-cell table:number-columns-repeated="5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style-name="ce16" office:value-type="float" office:value="4403.2">
            <text:p>4403.2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0">
            <text:p>0.0</text:p>
          </table:table-cell>
          <table:table-cell table:style-name="ce16"/>
          <table:table-cell/>
          <table:table-cell office:value-type="time" office:time-value="PT00H00M02.54S">
            <text:p>00:00:02.5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54">
            <text:p>2.54</text:p>
          </table:table-cell>
          <table:table-cell table:formula="of:=SUM([.L15]+([.K15]*60)+([.J15]*60*60))" office:value-type="float" office:value="2.54">
            <text:p>2.54</text:p>
          </table:table-cell>
          <table:table-cell table:number-columns-repeated="5"/>
        </table:table-row>
        <table:table-row table:style-name="ro1">
          <table:table-cell office:value-type="string">
            <text:p>W15</text:p>
          </table:table-cell>
          <table:table-cell table:formula="of:=[.B15]*2" office:value-type="float" office:value="1638400">
            <text:p>1638400</text:p>
          </table:table-cell>
          <table:table-cell table:style-name="ce16" office:value-type="float" office:value="7782.4">
            <text:p>7782.4</text:p>
          </table:table-cell>
          <table:table-cell table:style-name="ce18" office:value-type="float" office:value="0">
            <text:p>0.00</text:p>
          </table:table-cell>
          <table:table-cell table:style-name="ce16" office:value-type="float" office:value="0">
            <text:p>0.0</text:p>
          </table:table-cell>
          <table:table-cell table:style-name="ce16"/>
          <table:table-cell/>
          <table:table-cell office:value-type="time" office:time-value="PT00H00M02.642S">
            <text:p>00:00:02.64</text:p>
          </table:table-cell>
          <table:table-cell office:value-type="string">
            <text:p>W3</text:p>
          </table:table-cell>
          <table:table-cell table:number-columns-repeated="2" office:value-type="float" office:value="0">
            <text:p>0</text:p>
          </table:table-cell>
          <table:table-cell office:value-type="float" office:value="2.64">
            <text:p>2.64</text:p>
          </table:table-cell>
          <table:table-cell table:formula="of:=SUM([.L16]+([.K16]*60)+([.J16]*60*60))" office:value-type="float" office:value="2.64">
            <text:p>2.64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8"/>
          <table:table-cell table:number-columns-repeated="3"/>
          <table:table-cell office:value-type="time" office:time-value="PT00H00M05.231S">
            <text:p>00:00:05.23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5.23">
            <text:p>5.23</text:p>
          </table:table-cell>
          <table:table-cell table:formula="of:=SUM([.L17]+([.K17]*60)+([.J17]*60*60))" office:value-type="float" office:value="5.23">
            <text:p>5.2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7S">
            <text:p>00:00:04.27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7">
            <text:p>4.27</text:p>
          </table:table-cell>
          <table:table-cell table:formula="of:=SUM([.L18]+([.K18]*60)+([.J18]*60*60))" office:value-type="float" office:value="4.27">
            <text:p>4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141S">
            <text:p>00:00:04.14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14">
            <text:p>4.14</text:p>
          </table:table-cell>
          <table:table-cell table:formula="of:=SUM([.L19]+([.K19]*60)+([.J19]*60*60))" office:value-type="float" office:value="4.14">
            <text:p>4.1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12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0]+([.K20]*60)+([.J20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4.207S">
            <text:p>00:00:04.21</text:p>
          </table:table-cell>
          <table:table-cell office:value-type="string">
            <text:p>W4</text:p>
          </table:table-cell>
          <table:table-cell table:number-columns-repeated="2" office:value-type="float" office:value="0">
            <text:p>0</text:p>
          </table:table-cell>
          <table:table-cell office:value-type="float" office:value="4.21">
            <text:p>4.21</text:p>
          </table:table-cell>
          <table:table-cell table:formula="of:=SUM([.L21]+([.K21]*60)+([.J21]*60*60))" office:value-type="float" office:value="4.21">
            <text:p>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0.979S">
            <text:p>00:00:10.98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10.98">
            <text:p>10.98</text:p>
          </table:table-cell>
          <table:table-cell table:formula="of:=SUM([.L22]+([.K22]*60)+([.J22]*60*60))" office:value-type="float" office:value="10.98">
            <text:p>10.9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902S">
            <text:p>00:00:07.90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SUM([.L23]+([.K23]*60)+([.J23]*60*60))" office:value-type="float" office:value="7.9">
            <text:p>7.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67S">
            <text:p>00:00:07.67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67">
            <text:p>7.67</text:p>
          </table:table-cell>
          <table:table-cell table:formula="of:=SUM([.L24]+([.K24]*60)+([.J24]*60*60))" office:value-type="float" office:value="7.67">
            <text:p>7.6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186S">
            <text:p>00:00:07.19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19">
            <text:p>7.19</text:p>
          </table:table-cell>
          <table:table-cell table:formula="of:=SUM([.L25]+([.K25]*60)+([.J25]*60*60))" office:value-type="float" office:value="7.19">
            <text:p>7.1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07.73S">
            <text:p>00:00:07.73</text:p>
          </table:table-cell>
          <table:table-cell office:value-type="string">
            <text:p>W5</text:p>
          </table:table-cell>
          <table:table-cell table:number-columns-repeated="2" office:value-type="float" office:value="0">
            <text:p>0</text:p>
          </table:table-cell>
          <table:table-cell office:value-type="float" office:value="7.73">
            <text:p>7.73</text:p>
          </table:table-cell>
          <table:table-cell table:formula="of:=SUM([.L26]+([.K26]*60)+([.J26]*60*60))" office:value-type="float" office:value="7.73">
            <text:p>7.7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875S">
            <text:p>00:00:13.8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">
            <text:p>13.88</text:p>
          </table:table-cell>
          <table:table-cell table:formula="of:=SUM([.L27]+([.K27]*60)+([.J27]*60*60))" office:value-type="float" office:value="13.88">
            <text:p>13.8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677S">
            <text:p>00:00:13.6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8">
            <text:p>13.68</text:p>
          </table:table-cell>
          <table:table-cell table:formula="of:=SUM([.L28]+([.K28]*60)+([.J28]*60*60))" office:value-type="float" office:value="13.68">
            <text:p>13.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694S">
            <text:p>00:00:13.69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69">
            <text:p>13.69</text:p>
          </table:table-cell>
          <table:table-cell table:formula="of:=SUM([.L29]+([.K29]*60)+([.J29]*60*60))" office:value-type="float" office:value="13.69">
            <text:p>13.6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378S">
            <text:p>00:00:13.38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38">
            <text:p>13.38</text:p>
          </table:table-cell>
          <table:table-cell table:formula="of:=SUM([.L30]+([.K30]*60)+([.J30]*60*60))" office:value-type="float" office:value="13.38">
            <text:p>13.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3.251S">
            <text:p>00:00:13.25</text:p>
          </table:table-cell>
          <table:table-cell office:value-type="string">
            <text:p>W6</text:p>
          </table:table-cell>
          <table:table-cell table:number-columns-repeated="2" office:value-type="float" office:value="0">
            <text:p>0</text:p>
          </table:table-cell>
          <table:table-cell office:value-type="float" office:value="13.25">
            <text:p>13.25</text:p>
          </table:table-cell>
          <table:table-cell table:formula="of:=SUM([.L31]+([.K31]*60)+([.J31]*60*60))" office:value-type="float" office:value="13.25">
            <text:p>13.2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35.723S">
            <text:p>00:00:35.7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35.72">
            <text:p>35.72</text:p>
          </table:table-cell>
          <table:table-cell table:formula="of:=SUM([.L32]+([.K32]*60)+([.J32]*60*60))" office:value-type="float" office:value="35.72">
            <text:p>35.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5.453S">
            <text:p>00:00:15.45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5.45">
            <text:p>15.45</text:p>
          </table:table-cell>
          <table:table-cell table:formula="of:=SUM([.L33]+([.K33]*60)+([.J33]*60*60))" office:value-type="float" office:value="15.45">
            <text:p>15.4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1S">
            <text:p>00:00:14.81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1">
            <text:p>14.81</text:p>
          </table:table-cell>
          <table:table-cell table:formula="of:=SUM([.L34]+([.K34]*60)+([.J34]*60*60))" office:value-type="float" office:value="14.81">
            <text:p>14.8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93S">
            <text:p>00:00:14.89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9">
            <text:p>14.89</text:p>
          </table:table-cell>
          <table:table-cell table:formula="of:=SUM([.L35]+([.K35]*60)+([.J35]*60*60))" office:value-type="float" office:value="14.89">
            <text:p>14.8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4.824S">
            <text:p>00:00:14.82</text:p>
          </table:table-cell>
          <table:table-cell office:value-type="string">
            <text:p>W7</text:p>
          </table:table-cell>
          <table:table-cell table:number-columns-repeated="2" office:value-type="float" office:value="0">
            <text:p>0</text:p>
          </table:table-cell>
          <table:table-cell office:value-type="float" office:value="14.82">
            <text:p>14.82</text:p>
          </table:table-cell>
          <table:table-cell table:formula="of:=SUM([.L36]+([.K36]*60)+([.J36]*60*60))" office:value-type="float" office:value="14.82">
            <text:p>14.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57.914S">
            <text:p>00:00:57.9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57.91">
            <text:p>57.91</text:p>
          </table:table-cell>
          <table:table-cell table:formula="of:=SUM([.L37]+([.K37]*60)+([.J37]*60*60))" office:value-type="float" office:value="57.91">
            <text:p>57.9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273S">
            <text:p>00:00:18.27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27">
            <text:p>18.27</text:p>
          </table:table-cell>
          <table:table-cell table:formula="of:=SUM([.L38]+([.K38]*60)+([.J38]*60*60))" office:value-type="float" office:value="18.27">
            <text:p>18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337S">
            <text:p>00:00:18.34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34">
            <text:p>18.34</text:p>
          </table:table-cell>
          <table:table-cell table:formula="of:=SUM([.L39]+([.K39]*60)+([.J39]*60*60))" office:value-type="float" office:value="18.34">
            <text:p>18.3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8.61S">
            <text:p>00:00:18.61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8.61">
            <text:p>18.61</text:p>
          </table:table-cell>
          <table:table-cell table:formula="of:=SUM([.L40]+([.K40]*60)+([.J40]*60*60))" office:value-type="float" office:value="18.61">
            <text:p>18.6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17.889S">
            <text:p>00:00:17.89</text:p>
          </table:table-cell>
          <table:table-cell office:value-type="string">
            <text:p>W8</text:p>
          </table:table-cell>
          <table:table-cell table:number-columns-repeated="2" office:value-type="float" office:value="0">
            <text:p>0</text:p>
          </table:table-cell>
          <table:table-cell office:value-type="float" office:value="17.89">
            <text:p>17.89</text:p>
          </table:table-cell>
          <table:table-cell table:formula="of:=SUM([.L41]+([.K41]*60)+([.J41]*60*60))" office:value-type="float" office:value="17.89">
            <text:p>17.8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2M28.534S">
            <text:p>00:02:28.5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.53">
            <text:p>28.53</text:p>
          </table:table-cell>
          <table:table-cell table:formula="of:=SUM([.L42]+([.K42]*60)+([.J42]*60*60))" office:value-type="float" office:value="148.53">
            <text:p>148.5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1M23.434S">
            <text:p>00:01:23.43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.43">
            <text:p>23.43</text:p>
          </table:table-cell>
          <table:table-cell table:formula="of:=SUM([.L43]+([.K43]*60)+([.J43]*60*60))" office:value-type="float" office:value="83.43">
            <text:p>83.4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1M12.96S">
            <text:p>00:01:12.96</text:p>
          </table:table-cell>
          <table:table-cell office:value-type="string">
            <text:p>W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.96">
            <text:p>12.96</text:p>
          </table:table-cell>
          <table:table-cell table:formula="of:=SUM([.L44]+([.K44]*60)+([.J44]*60*60))" office:value-type="float" office:value="72.96">
            <text:p>72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57.44S">
            <text:p>00:00:57.44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57.44">
            <text:p>57.44</text:p>
          </table:table-cell>
          <table:table-cell table:formula="of:=SUM([.L45]+([.K45]*60)+([.J45]*60*60))" office:value-type="float" office:value="57.44">
            <text:p>57.4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0M31.871S">
            <text:p>00:00:31.87</text:p>
          </table:table-cell>
          <table:table-cell office:value-type="string">
            <text:p>W9</text:p>
          </table:table-cell>
          <table:table-cell table:number-columns-repeated="2" office:value-type="float" office:value="0">
            <text:p>0</text:p>
          </table:table-cell>
          <table:table-cell office:value-type="float" office:value="31.87">
            <text:p>31.87</text:p>
          </table:table-cell>
          <table:table-cell table:formula="of:=SUM([.L46]+([.K46]*60)+([.J46]*60*60))" office:value-type="float" office:value="31.87">
            <text:p>31.8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37.265S">
            <text:p>00:03:37.2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7.27">
            <text:p>37.27</text:p>
          </table:table-cell>
          <table:table-cell table:formula="of:=SUM([.L47]+([.K47]*60)+([.J47]*60*60))" office:value-type="float" office:value="217.27">
            <text:p>217.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4.212S">
            <text:p>00:03:24.21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4.21">
            <text:p>24.21</text:p>
          </table:table-cell>
          <table:table-cell table:formula="of:=SUM([.L48]+([.K48]*60)+([.J48]*60*60))" office:value-type="float" office:value="204.21">
            <text:p>204.2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6.487S">
            <text:p>00:03:26.49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.49">
            <text:p>26.49</text:p>
          </table:table-cell>
          <table:table-cell table:formula="of:=SUM([.L49]+([.K49]*60)+([.J49]*60*60))" office:value-type="float" office:value="206.49">
            <text:p>206.4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8.938S">
            <text:p>00:03:28.94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8.94">
            <text:p>28.94</text:p>
          </table:table-cell>
          <table:table-cell table:formula="of:=SUM([.L50]+([.K50]*60)+([.J50]*60*60))" office:value-type="float" office:value="208.94">
            <text:p>208.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3M25.566S">
            <text:p>00:03:25.57</text:p>
          </table:table-cell>
          <table:table-cell office:value-type="string">
            <text:p>W1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5.57">
            <text:p>25.57</text:p>
          </table:table-cell>
          <table:table-cell table:formula="of:=SUM([.L51]+([.K51]*60)+([.J51]*60*60))" office:value-type="float" office:value="205.57">
            <text:p>205.5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7.675S">
            <text:p>00:07:27.68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68">
            <text:p>27.68</text:p>
          </table:table-cell>
          <table:table-cell table:formula="of:=SUM([.L52]+([.K52]*60)+([.J52]*60*60))" office:value-type="float" office:value="447.68">
            <text:p>447.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12.118S">
            <text:p>00:07:12.1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.12">
            <text:p>12.12</text:p>
          </table:table-cell>
          <table:table-cell table:formula="of:=SUM([.L53]+([.K53]*60)+([.J53]*60*60))" office:value-type="float" office:value="432.12">
            <text:p>432.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1.296S">
            <text:p>00:07:21.30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.3">
            <text:p>21.3</text:p>
          </table:table-cell>
          <table:table-cell table:formula="of:=SUM([.L54]+([.K54]*60)+([.J54]*60*60))" office:value-type="float" office:value="441.3">
            <text:p>441.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15.219S">
            <text:p>00:07:15.22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.22">
            <text:p>15.22</text:p>
          </table:table-cell>
          <table:table-cell table:formula="of:=SUM([.L55]+([.K55]*60)+([.J55]*60*60))" office:value-type="float" office:value="435.22">
            <text:p>435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07M27.958S">
            <text:p>00:07:27.96</text:p>
          </table:table-cell>
          <table:table-cell office:value-type="string">
            <text:p>W1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7.96">
            <text:p>27.96</text:p>
          </table:table-cell>
          <table:table-cell table:formula="of:=SUM([.L56]+([.K56]*60)+([.J56]*60*60))" office:value-type="float" office:value="447.96">
            <text:p>447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3M19.831S">
            <text:p>00:23:19.83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9.83">
            <text:p>19.83</text:p>
          </table:table-cell>
          <table:table-cell table:formula="of:=SUM([.L57]+([.K57]*60)+([.J57]*60*60))" office:value-type="float" office:value="1399.83">
            <text:p>1399.8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11.987S">
            <text:p>00:22:11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1.99">
            <text:p>11.99</text:p>
          </table:table-cell>
          <table:table-cell table:formula="of:=SUM([.L58]+([.K58]*60)+([.J58]*60*60))" office:value-type="float" office:value="1331.99">
            <text:p>1331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34.99S">
            <text:p>00:22:34.99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4.99">
            <text:p>34.99</text:p>
          </table:table-cell>
          <table:table-cell table:formula="of:=SUM([.L59]+([.K59]*60)+([.J59]*60*60))" office:value-type="float" office:value="1354.99">
            <text:p>1354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38.218S">
            <text:p>00:22:38.22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8.22">
            <text:p>38.22</text:p>
          </table:table-cell>
          <table:table-cell table:formula="of:=SUM([.L60]+([.K60]*60)+([.J60]*60*60))" office:value-type="float" office:value="1358.22">
            <text:p>1358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22M15.861S">
            <text:p>00:22:15.86</text:p>
          </table:table-cell>
          <table:table-cell office:value-type="string">
            <text:p>W12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5.86">
            <text:p>15.86</text:p>
          </table:table-cell>
          <table:table-cell table:formula="of:=SUM([.L61]+([.K61]*60)+([.J61]*60*60))" office:value-type="float" office:value="1335.86">
            <text:p>1335.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51M13.794S">
            <text:p>00:51:13.79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13.79">
            <text:p>13.79</text:p>
          </table:table-cell>
          <table:table-cell table:formula="of:=SUM([.L62]+([.K62]*60)+([.J62]*60*60))" office:value-type="float" office:value="3073.79">
            <text:p>3073.7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24.907S">
            <text:p>00:49:24.91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24.91">
            <text:p>24.91</text:p>
          </table:table-cell>
          <table:table-cell table:formula="of:=SUM([.L63]+([.K63]*60)+([.J63]*60*60))" office:value-type="float" office:value="2964.91">
            <text:p>2964.9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14.477S">
            <text:p>00:49:14.48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4.48">
            <text:p>14.48</text:p>
          </table:table-cell>
          <table:table-cell table:formula="of:=SUM([.L64]+([.K64]*60)+([.J64]*60*60))" office:value-type="float" office:value="2954.48">
            <text:p>2954.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8M54.959S">
            <text:p>00:48:54.9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54.96">
            <text:p>54.96</text:p>
          </table:table-cell>
          <table:table-cell table:formula="of:=SUM([.L65]+([.K65]*60)+([.J65]*60*60))" office:value-type="float" office:value="2934.96">
            <text:p>2934.9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0H49M11.759S">
            <text:p>00:49:11.76</text:p>
          </table:table-cell>
          <table:table-cell office:value-type="string">
            <text:p>W13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1.76">
            <text:p>11.76</text:p>
          </table:table-cell>
          <table:table-cell table:formula="of:=SUM([.L66]+([.K66]*60)+([.J66]*60*60))" office:value-type="float" office:value="2951.76">
            <text:p>2951.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15M34.989S">
            <text:p>02:15:34.99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4.99">
            <text:p>34.99</text:p>
          </table:table-cell>
          <table:table-cell table:formula="of:=SUM([.L67]+([.K67]*60)+([.J67]*60*60))" office:value-type="float" office:value="8134.99">
            <text:p>8134.9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36M04.556S">
            <text:p>02:36:04.5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.56">
            <text:p>4.56</text:p>
          </table:table-cell>
          <table:table-cell table:formula="of:=SUM([.L68]+([.K68]*60)+([.J68]*60*60))" office:value-type="float" office:value="9364.56">
            <text:p>9364.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3M43.222S">
            <text:p>02:23:43.22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43.22">
            <text:p>43.22</text:p>
          </table:table-cell>
          <table:table-cell table:formula="of:=SUM([.L69]+([.K69]*60)+([.J69]*60*60))" office:value-type="float" office:value="8623.22">
            <text:p>8623.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5M49.238S">
            <text:p>02:25:49.24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9.24">
            <text:p>49.24</text:p>
          </table:table-cell>
          <table:table-cell table:formula="of:=SUM([.L70]+([.K70]*60)+([.J70]*60*60))" office:value-type="float" office:value="8749.24">
            <text:p>8749.2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time" office:time-value="PT02H23M57.763S">
            <text:p>02:23:57.76</text:p>
          </table:table-cell>
          <table:table-cell office:value-type="string">
            <text:p>W14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57.76">
            <text:p>57.76</text:p>
          </table:table-cell>
          <table:table-cell table:formula="of:=SUM([.L71]+([.K71]*60)+([.J71]*60*60))" office:value-type="float" office:value="8637.76">
            <text:p>8637.76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 table:number-columns-repeated="7"/>
          <table:table-cell table:style-name="Default"/>
          <table:table-cell table:formula="of:=(4)*60*60" office:value-type="float" office:value="14400">
            <text:p>14400</text:p>
          </table:table-cell>
          <table:table-cell table:number-columns-repeated="9"/>
        </table:table-row>
      </table:table>
      <table:table table:name="Pivot Table_Sheet7_1" table:style-name="ta1">
        <table:table-column table:style-name="co9" table:default-cell-style-name="ce9"/>
        <table:table-column table:style-name="co9" table:default-cell-style-name="ce13"/>
        <table:table-row table:style-name="ro1">
          <table:table-cell table:style-name="Default" office:value-type="string">
            <text:p>Filter</text:p>
          </table:table-cell>
          <table:table-cell table:style-name="Default"/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7" office:value-type="string">
            <text:p>Workload</text:p>
          </table:table-cell>
          <table:table-cell table:style-name="ce11"/>
        </table:table-row>
        <table:table-row table:style-name="ro1">
          <table:table-cell table:style-name="ce8" office:value-type="string">
            <text:p>W1</text:p>
          </table:table-cell>
          <table:table-cell table:style-name="ce12" office:value-type="float" office:value="1.11">
            <text:p>1.11</text:p>
          </table:table-cell>
        </table:table-row>
        <table:table-row table:style-name="ro1">
          <table:table-cell office:value-type="string">
            <text:p>W10</text:p>
          </table:table-cell>
          <table:table-cell office:value-type="float" office:value="204.21">
            <text:p>204.21</text:p>
          </table:table-cell>
        </table:table-row>
        <table:table-row table:style-name="ro1">
          <table:table-cell office:value-type="string">
            <text:p>W11</text:p>
          </table:table-cell>
          <table:table-cell office:value-type="float" office:value="432.12">
            <text:p>432.12</text:p>
          </table:table-cell>
        </table:table-row>
        <table:table-row table:style-name="ro1">
          <table:table-cell office:value-type="string">
            <text:p>W12</text:p>
          </table:table-cell>
          <table:table-cell office:value-type="float" office:value="1331.99">
            <text:p>1331.99</text:p>
          </table:table-cell>
        </table:table-row>
        <table:table-row table:style-name="ro1">
          <table:table-cell office:value-type="string">
            <text:p>W13</text:p>
          </table:table-cell>
          <table:table-cell office:value-type="float" office:value="2934.96">
            <text:p>2934.96</text:p>
          </table:table-cell>
        </table:table-row>
        <table:table-row table:style-name="ro1">
          <table:table-cell office:value-type="string">
            <text:p>W14</text:p>
          </table:table-cell>
          <table:table-cell office:value-type="float" office:value="8134.99">
            <text:p>8134.99</text:p>
          </table:table-cell>
        </table:table-row>
        <table:table-row table:style-name="ro1">
          <table:table-cell office:value-type="string">
            <text:p>W2</text:p>
          </table:table-cell>
          <table:table-cell office:value-type="float" office:value="1.47">
            <text:p>1.47</text:p>
          </table:table-cell>
        </table:table-row>
        <table:table-row table:style-name="ro1">
          <table:table-cell office:value-type="string">
            <text:p>W3</text:p>
          </table:table-cell>
          <table:table-cell office:value-type="float" office:value="2.46">
            <text:p>2.46</text:p>
          </table:table-cell>
        </table:table-row>
        <table:table-row table:style-name="ro1">
          <table:table-cell office:value-type="string">
            <text:p>W4</text:p>
          </table:table-cell>
          <table:table-cell office:value-type="float" office:value="4.14">
            <text:p>4.14</text:p>
          </table:table-cell>
        </table:table-row>
        <table:table-row table:style-name="ro1">
          <table:table-cell office:value-type="string">
            <text:p>W5</text:p>
          </table:table-cell>
          <table:table-cell office:value-type="float" office:value="7.19">
            <text:p>7.19</text:p>
          </table:table-cell>
        </table:table-row>
        <table:table-row table:style-name="ro1">
          <table:table-cell office:value-type="string">
            <text:p>W6</text:p>
          </table:table-cell>
          <table:table-cell office:value-type="float" office:value="13.25">
            <text:p>13.25</text:p>
          </table:table-cell>
        </table:table-row>
        <table:table-row table:style-name="ro1">
          <table:table-cell office:value-type="string">
            <text:p>W7</text:p>
          </table:table-cell>
          <table:table-cell office:value-type="float" office:value="14.81">
            <text:p>14.81</text:p>
          </table:table-cell>
        </table:table-row>
        <table:table-row table:style-name="ro1">
          <table:table-cell office:value-type="string">
            <text:p>W8</text:p>
          </table:table-cell>
          <table:table-cell office:value-type="float" office:value="17.89">
            <text:p>17.89</text:p>
          </table:table-cell>
        </table:table-row>
        <table:table-row table:style-name="ro1">
          <table:table-cell office:value-type="string">
            <text:p>W9</text:p>
          </table:table-cell>
          <table:table-cell table:style-name="ce14" office:value-type="float" office:value="31.87">
            <text:p>31.87</text:p>
          </table:table-cell>
        </table:table-row>
        <table:table-row table:style-name="ro1">
          <table:table-cell table:style-name="ce10" office:value-type="string">
            <text:p>Total Result</text:p>
          </table:table-cell>
          <table:table-cell table:style-name="ce15" office:value-type="float" office:value="1.11">
            <text:p>1.11</text:p>
          </table:table-cell>
        </table:table-row>
      </table:table>
      <table:table table:name="Search&amp; Browse" table:style-name="ta1">
        <table:table-column table:style-name="co9" table:default-cell-style-name="Default"/>
        <table:table-row table:style-name="ro1">
          <table:table-cell/>
        </table:table-row>
      </table:table>
      <table:table table:name="Ingestion" table:style-name="ta1">
        <table:table-column table:style-name="co9" table:default-cell-style-name="Default"/>
        <table:table-row table:style-name="ro1">
          <table:table-cell/>
        </table:table-row>
      </table:table>
      <table:table table:name="OAI-PMH Data Provider" table:style-name="ta1">
        <table:table-column table:style-name="co1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9" table:number-columns-repeated="5" table:default-cell-style-name="Default"/>
        <table:table-row table:style-name="ro2">
          <table:table-cell/>
          <table:table-cell office:value-type="string">
            <text:p>Workload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  <table:table-cell office:value-type="string">
            <text:p>ListSets</text:p>
          </table:table-cell>
          <table:table-cell office:value-type="string">
            <text:p>Sets</text:p>
          </table:table-cell>
          <table:table-cell table:number-columns-repeated="3"/>
          <table:table-cell office:value-type="string">
            <text:p>Workload</text:p>
          </table:table-cell>
          <table:table-cell office:value-type="string">
            <text:p>ListSets</text:p>
          </table:table-cell>
          <table:table-cell office:value-type="string">
            <text:p>ListIdentifiers</text:p>
          </table:table-cell>
          <table:table-cell office:value-type="string">
            <text:p>ListRecords</text:p>
          </table:table-cell>
          <table:table-cell office:value-type="string">
            <text:p>GetRecord</text:p>
          </table:table-cell>
        </table:table-row>
        <table:table-row table:style-name="ro1"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  <table:table-cell office:value-type="float" office:value="5.04">
            <text:p>5.0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office:value-type="float" office:value="5.04">
            <text:p>5.04</text:p>
          </table:table-cell>
          <table:table-cell office:value-type="float" office:value="13.504">
            <text:p>13.504</text:p>
          </table:table-cell>
          <table:table-cell office:value-type="float" office:value="81.279">
            <text:p>81.279</text:p>
          </table:table-cell>
          <table:table-cell office:value-type="float" office:value="14.845">
            <text:p>14.845</text:p>
          </table:table-cell>
        </table:table-row>
        <table:table-row table:style-name="ro1">
          <table:table-cell office:value-type="string">
            <text:p>W2</text:p>
          </table:table-cell>
          <table:table-cell table:formula="of:=[.B2]*2" office:value-type="float" office:value="200">
            <text:p>200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  <table:table-cell office:value-type="float" office:value="5.606">
            <text:p>5.60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2</text:p>
          </table:table-cell>
          <table:table-cell table:formula="of:=[.K2]*2" office:value-type="float" office:value="200">
            <text:p>200</text:p>
          </table:table-cell>
          <table:table-cell office:value-type="float" office:value="5.606">
            <text:p>5.606</text:p>
          </table:table-cell>
          <table:table-cell office:value-type="float" office:value="27.204">
            <text:p>27.204</text:p>
          </table:table-cell>
          <table:table-cell office:value-type="float" office:value="84.975">
            <text:p>84.975</text:p>
          </table:table-cell>
          <table:table-cell office:value-type="float" office:value="16.385">
            <text:p>16.385</text:p>
          </table:table-cell>
        </table:table-row>
        <table:table-row table:style-name="ro1">
          <table:table-cell office:value-type="string">
            <text:p>W3</text:p>
          </table:table-cell>
          <table:table-cell table:formula="of:=[.B3]*2" office:value-type="float" office:value="400">
            <text:p>400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  <table:table-cell office:value-type="float" office:value="6.726">
            <text:p>6.726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3</text:p>
          </table:table-cell>
          <table:table-cell table:formula="of:=[.K3]*2" office:value-type="float" office:value="400">
            <text:p>400</text:p>
          </table:table-cell>
          <table:table-cell office:value-type="float" office:value="6.726">
            <text:p>6.726</text:p>
          </table:table-cell>
          <table:table-cell office:value-type="float" office:value="70.062">
            <text:p>70.062</text:p>
          </table:table-cell>
          <table:table-cell office:value-type="float" office:value="96.286">
            <text:p>96.286</text:p>
          </table:table-cell>
          <table:table-cell office:value-type="float" office:value="19.307">
            <text:p>19.307</text:p>
          </table:table-cell>
        </table:table-row>
        <table:table-row table:style-name="ro1">
          <table:table-cell office:value-type="string">
            <text:p>W4</text:p>
          </table:table-cell>
          <table:table-cell table:formula="of:=[.B4]*2" office:value-type="float" office:value="800">
            <text:p>800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  <table:table-cell office:value-type="float" office:value="8.879">
            <text:p>8.879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4</text:p>
          </table:table-cell>
          <table:table-cell table:formula="of:=[.K4]*2" office:value-type="float" office:value="800">
            <text:p>800</text:p>
          </table:table-cell>
          <table:table-cell office:value-type="float" office:value="8.879">
            <text:p>8.879</text:p>
          </table:table-cell>
          <table:table-cell office:value-type="float" office:value="210.104">
            <text:p>210.104</text:p>
          </table:table-cell>
          <table:table-cell office:value-type="float" office:value="111.968">
            <text:p>111.968</text:p>
          </table:table-cell>
          <table:table-cell office:value-type="float" office:value="24.896">
            <text:p>24.896</text:p>
          </table:table-cell>
        </table:table-row>
        <table:table-row table:style-name="ro1">
          <table:table-cell office:value-type="string">
            <text:p>W5</text:p>
          </table:table-cell>
          <table:table-cell table:formula="of:=[.B5]*2" office:value-type="float" office:value="1600">
            <text:p>1600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  <table:table-cell office:value-type="float" office:value="13.241">
            <text:p>13.24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5</text:p>
          </table:table-cell>
          <table:table-cell table:formula="of:=[.K5]*2" office:value-type="float" office:value="1600">
            <text:p>1600</text:p>
          </table:table-cell>
          <table:table-cell office:value-type="float" office:value="13.241">
            <text:p>13.241</text:p>
          </table:table-cell>
          <table:table-cell office:value-type="float" office:value="512.011">
            <text:p>512.011</text:p>
          </table:table-cell>
          <table:table-cell office:value-type="float" office:value="151.749">
            <text:p>151.749</text:p>
          </table:table-cell>
          <table:table-cell office:value-type="float" office:value="37.08">
            <text:p>37.08</text:p>
          </table:table-cell>
        </table:table-row>
        <table:table-row table:style-name="ro1">
          <table:table-cell office:value-type="string">
            <text:p>W6</text:p>
          </table:table-cell>
          <table:table-cell table:formula="of:=[.B6]*2" office:value-type="float" office:value="3200">
            <text:p>3200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  <table:table-cell office:value-type="float" office:value="22.173">
            <text:p>22.173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W6</text:p>
          </table:table-cell>
          <table:table-cell table:formula="of:=[.K6]*2" office:value-type="float" office:value="3200">
            <text:p>3200</text:p>
          </table:table-cell>
          <table:table-cell office:value-type="float" office:value="22.173">
            <text:p>22.173</text:p>
          </table:table-cell>
          <table:table-cell office:value-type="float" office:value="1009.199">
            <text:p>1009.199</text:p>
          </table:table-cell>
          <table:table-cell office:value-type="float" office:value="231.403">
            <text:p>231.403</text:p>
          </table:table-cell>
          <table:table-cell office:value-type="float" office:value="58.194">
            <text:p>58.194</text:p>
          </table:table-cell>
        </table:table-row>
        <table:table-row table:style-name="ro1">
          <table:table-cell office:value-type="string">
            <text:p>W7</text:p>
          </table:table-cell>
          <table:table-cell table:formula="of:=[.B7]*2" office:value-type="float" office:value="6400">
            <text:p>6400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  <table:table-cell office:value-type="float" office:value="22.235">
            <text:p>22.23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W7</text:p>
          </table:table-cell>
          <table:table-cell table:formula="of:=[.K7]*2" office:value-type="float" office:value="6400">
            <text:p>6400</text:p>
          </table:table-cell>
          <table:table-cell office:value-type="float" office:value="22.235">
            <text:p>22.235</text:p>
          </table:table-cell>
          <table:table-cell office:value-type="float" office:value="2035.899">
            <text:p>2035.899</text:p>
          </table:table-cell>
          <table:table-cell office:value-type="float" office:value="403.959">
            <text:p>403.959</text:p>
          </table:table-cell>
          <table:table-cell office:value-type="float" office:value="109.281">
            <text:p>109.281</text:p>
          </table:table-cell>
        </table:table-row>
        <table:table-row table:style-name="ro1">
          <table:table-cell office:value-type="string">
            <text:p>W8</text:p>
          </table:table-cell>
          <table:table-cell table:formula="of:=[.B8]*2" office:value-type="float" office:value="12800">
            <text:p>12800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  <table:table-cell office:value-type="float" office:value="41.602">
            <text:p>41.60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W8</text:p>
          </table:table-cell>
          <table:table-cell table:formula="of:=[.K8]*2" office:value-type="float" office:value="12800">
            <text:p>12800</text:p>
          </table:table-cell>
          <table:table-cell office:value-type="float" office:value="41.602">
            <text:p>41.602</text:p>
          </table:table-cell>
          <table:table-cell office:value-type="float" office:value="4068.5">
            <text:p>4068.5</text:p>
          </table:table-cell>
          <table:table-cell office:value-type="float" office:value="743.399">
            <text:p>743.399</text:p>
          </table:table-cell>
          <table:table-cell office:value-type="float" office:value="202.957">
            <text:p>202.957</text:p>
          </table:table-cell>
        </table:table-row>
        <table:table-row table:style-name="ro1">
          <table:table-cell office:value-type="string">
            <text:p>W9</text:p>
          </table:table-cell>
          <table:table-cell table:formula="of:=[.B9]*2" office:value-type="float" office:value="25600">
            <text:p>25600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  <table:table-cell office:value-type="float" office:value="78.406">
            <text:p>78.406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W9</text:p>
          </table:table-cell>
          <table:table-cell table:formula="of:=[.K9]*2" office:value-type="float" office:value="25600">
            <text:p>25600</text:p>
          </table:table-cell>
          <table:table-cell office:value-type="float" office:value="78.406">
            <text:p>78.406</text:p>
          </table:table-cell>
          <table:table-cell office:value-type="float" office:value="8479.575">
            <text:p>8479.575</text:p>
          </table:table-cell>
          <table:table-cell office:value-type="float" office:value="1415.792">
            <text:p>1415.792</text:p>
          </table:table-cell>
          <table:table-cell office:value-type="float" office:value="398.648">
            <text:p>398.648</text:p>
          </table:table-cell>
        </table:table-row>
        <table:table-row table:style-name="ro1">
          <table:table-cell office:value-type="string">
            <text:p>W10</text:p>
          </table:table-cell>
          <table:table-cell table:formula="of:=[.B10]*2" office:value-type="float" office:value="51200">
            <text:p>51200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  <table:table-cell office:value-type="float" office:value="152.733">
            <text:p>152.733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W10</text:p>
          </table:table-cell>
          <table:table-cell table:formula="of:=[.K10]*2" office:value-type="float" office:value="51200">
            <text:p>51200</text:p>
          </table:table-cell>
          <table:table-cell office:value-type="float" office:value="152.733">
            <text:p>152.733</text:p>
          </table:table-cell>
          <table:table-cell office:value-type="float" office:value="18527.613">
            <text:p>18527.613</text:p>
          </table:table-cell>
          <table:table-cell office:value-type="float" office:value="2810.136">
            <text:p>2810.136</text:p>
          </table:table-cell>
          <table:table-cell office:value-type="float" office:value="799.953">
            <text:p>799.953</text:p>
          </table:table-cell>
        </table:table-row>
        <table:table-row table:style-name="ro1">
          <table:table-cell office:value-type="string">
            <text:p>W11</text:p>
          </table:table-cell>
          <table:table-cell table:formula="of:=[.B11]*2" office:value-type="float" office:value="102400">
            <text:p>102400</text:p>
          </table:table-cell>
          <table:table-cell/>
          <table:table-cell office:value-type="float" office:value="5705.24">
            <text:p>5705.24</text:p>
          </table:table-cell>
          <table:table-cell office:value-type="float" office:value="1579.86">
            <text:p>1579.86</text:p>
          </table:table-cell>
          <table:table-cell office:value-type="float" office:value="305.73">
            <text:p>305.73</text:p>
          </table:table-cell>
          <table:table-cell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string">
            <text:p>W12</text:p>
          </table:table-cell>
          <table:table-cell table:formula="of:=[.B12]*2" office:value-type="float" office:value="204800">
            <text:p>204800</text:p>
          </table:table-cell>
          <table:table-cell/>
          <table:table-cell office:value-type="float" office:value="11942.296">
            <text:p>11942.296</text:p>
          </table:table-cell>
          <table:table-cell office:value-type="float" office:value="3249.629">
            <text:p>3249.629</text:p>
          </table:table-cell>
          <table:table-cell office:value-type="float" office:value="1279.223">
            <text:p>1279.223</text:p>
          </table:table-cell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office:value-type="string">
            <text:p>W13</text:p>
          </table:table-cell>
          <table:table-cell table:formula="of:=[.B13]*2" office:value-type="float" office:value="409600">
            <text:p>409600</text:p>
          </table:table-cell>
          <table:table-cell table:number-columns-repeated="2"/>
          <table:table-cell office:value-type="float" office:value="7877.277">
            <text:p>7877.277</text:p>
          </table:table-cell>
          <table:table-cell office:value-type="float" office:value="2969.614">
            <text:p>2969.614</text:p>
          </table:table-cell>
          <table:table-cell office:value-type="float" office:value="108">
            <text:p>108</text:p>
          </table:table-cell>
          <table:table-cell table:number-columns-repeated="8"/>
        </table:table-row>
        <table:table-row table:style-name="ro1">
          <table:table-cell office:value-type="string">
            <text:p>W14</text:p>
          </table:table-cell>
          <table:table-cell table:formula="of:=[.B14]*2" office:value-type="float" office:value="819200">
            <text:p>819200</text:p>
          </table:table-cell>
          <table:table-cell table:number-columns-repeated="13"/>
        </table:table-row>
        <table:table-row table:style-name="ro1" table:number-rows-repeated="104856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SS Feed Generator" table:style-name="ta1">
        <table:table-column table:style-name="co9" table:default-cell-style-name="Default"/>
        <table:table-row table:style-name="ro1">
          <table:table-cell/>
        </table:table-row>
      </table:table>
      <table:table table:name="DSpace Comparison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-pilot-tables>
        <table:data-pilot-table table:name="DataPilot1" table:application-data="" table:target-range-address="'Pivot Table_Sheet7_1'.A1:'Pivot Table_Sheet7_1'.B18" table:buttons="'Pivot Table_Sheet7_1'.A1 'Pivot Table_Sheet7_1'.A3">
          <table:source-cell-range table:cell-range-address="Sheet7.I1:Sheet7.M71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otal(Seconds)" table:orientation="data" table:used-hierarchy="0" table:function="min">
            <table:data-pilot-level table:show-empty="false">
              <table:data-pilot-members>
                <table:data-pilot-member table:name="1.11" table:display="true" table:show-details="true"/>
                <table:data-pilot-member table:name="1.2" table:display="true" table:show-details="true"/>
                <table:data-pilot-member table:name="1.47" table:display="true" table:show-details="true"/>
                <table:data-pilot-member table:name="1.49" table:display="true" table:show-details="true"/>
                <table:data-pilot-member table:name="1.59" table:display="true" table:show-details="true"/>
                <table:data-pilot-member table:name="1.61" table:display="true" table:show-details="true"/>
                <table:data-pilot-member table:name="1.74" table:display="true" table:show-details="true"/>
                <table:data-pilot-member table:name="1.96" table:display="true" table:show-details="true"/>
                <table:data-pilot-member table:name="2.45" table:display="true" table:show-details="true"/>
                <table:data-pilot-member table:name="2.46" table:display="true" table:show-details="true"/>
                <table:data-pilot-member table:name="2.54" table:display="true" table:show-details="true"/>
                <table:data-pilot-member table:name="2.55" table:display="true" table:show-details="true"/>
                <table:data-pilot-member table:name="2.64" table:display="true" table:show-details="true"/>
                <table:data-pilot-member table:name="3.9" table:display="true" table:show-details="true"/>
                <table:data-pilot-member table:name="3.91" table:display="true" table:show-details="true"/>
                <table:data-pilot-member table:name="4.14" table:display="true" table:show-details="true"/>
                <table:data-pilot-member table:name="4.21" table:display="true" table:show-details="true"/>
                <table:data-pilot-member table:name="4.27" table:display="true" table:show-details="true"/>
                <table:data-pilot-member table:name="5.23" table:display="true" table:show-details="true"/>
                <table:data-pilot-member table:name="7.19" table:display="true" table:show-details="true"/>
                <table:data-pilot-member table:name="7.67" table:display="true" table:show-details="true"/>
                <table:data-pilot-member table:name="7.73" table:display="true" table:show-details="true"/>
                <table:data-pilot-member table:name="7.9" table:display="true" table:show-details="true"/>
                <table:data-pilot-member table:name="10.98" table:display="true" table:show-details="true"/>
                <table:data-pilot-member table:name="13.25" table:display="true" table:show-details="true"/>
                <table:data-pilot-member table:name="13.38" table:display="true" table:show-details="true"/>
                <table:data-pilot-member table:name="13.68" table:display="true" table:show-details="true"/>
                <table:data-pilot-member table:name="13.69" table:display="true" table:show-details="true"/>
                <table:data-pilot-member table:name="13.88" table:display="true" table:show-details="true"/>
                <table:data-pilot-member table:name="14.81" table:display="true" table:show-details="true"/>
                <table:data-pilot-member table:name="14.82" table:display="true" table:show-details="true"/>
                <table:data-pilot-member table:name="14.89" table:display="true" table:show-details="true"/>
                <table:data-pilot-member table:name="15.45" table:display="true" table:show-details="true"/>
                <table:data-pilot-member table:name="17.89" table:display="true" table:show-details="true"/>
                <table:data-pilot-member table:name="18.27" table:display="true" table:show-details="true"/>
                <table:data-pilot-member table:name="18.34" table:display="true" table:show-details="true"/>
                <table:data-pilot-member table:name="18.61" table:display="true" table:show-details="true"/>
                <table:data-pilot-member table:name="31.87" table:display="true" table:show-details="true"/>
                <table:data-pilot-member table:name="35.72" table:display="true" table:show-details="true"/>
                <table:data-pilot-member table:name="57.44" table:display="true" table:show-details="true"/>
                <table:data-pilot-member table:name="57.91" table:display="true" table:show-details="true"/>
                <table:data-pilot-member table:name="72.96" table:display="true" table:show-details="true"/>
                <table:data-pilot-member table:name="83.43" table:display="true" table:show-details="true"/>
                <table:data-pilot-member table:name="148.53" table:display="true" table:show-details="true"/>
                <table:data-pilot-member table:name="204.21" table:display="true" table:show-details="true"/>
                <table:data-pilot-member table:name="205.57" table:display="true" table:show-details="true"/>
                <table:data-pilot-member table:name="206.49" table:display="true" table:show-details="true"/>
                <table:data-pilot-member table:name="208.94" table:display="true" table:show-details="true"/>
                <table:data-pilot-member table:name="217.27" table:display="true" table:show-details="true"/>
                <table:data-pilot-member table:name="432.12" table:display="true" table:show-details="true"/>
                <table:data-pilot-member table:name="435.22" table:display="true" table:show-details="true"/>
                <table:data-pilot-member table:name="441.3" table:display="true" table:show-details="true"/>
                <table:data-pilot-member table:name="447.68" table:display="true" table:show-details="true"/>
                <table:data-pilot-member table:name="447.96" table:display="true" table:show-details="true"/>
                <table:data-pilot-member table:name="1331.99" table:display="true" table:show-details="true"/>
                <table:data-pilot-member table:name="1335.86" table:display="true" table:show-details="true"/>
                <table:data-pilot-member table:name="1354.99" table:display="true" table:show-details="true"/>
                <table:data-pilot-member table:name="1358.22" table:display="true" table:show-details="true"/>
                <table:data-pilot-member table:name="1399.83" table:display="true" table:show-details="true"/>
                <table:data-pilot-member table:name="2934.96" table:display="true" table:show-details="true"/>
                <table:data-pilot-member table:name="2951.76" table:display="true" table:show-details="true"/>
                <table:data-pilot-member table:name="2954.48" table:display="true" table:show-details="true"/>
                <table:data-pilot-member table:name="2964.91" table:display="true" table:show-details="true"/>
                <table:data-pilot-member table:name="3073.79" table:display="true" table:show-details="true"/>
                <table:data-pilot-member table:name="8134.99" table:display="true" table:show-details="true"/>
                <table:data-pilot-member table:name="8623.22" table:display="true" table:show-details="true"/>
                <table:data-pilot-member table:name="8637.76" table:display="true" table:show-details="true"/>
                <table:data-pilot-member table:name="8749.24" table:display="true" table:show-details="true"/>
                <table:data-pilot-member table:name="9364.5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adornments="Regular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1" number:min-integer-digits="1"/>
    </number:number-style>
    <number:number-style style:name="N112">
      <number:number number:decimal-places="10" number:min-integer-digits="1"/>
    </number:number-style>
    <style:style style:name="Default" style:family="table-cell">
      <style:text-properties style:font-name="Liberation Serif" fo:font-size="9pt"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ri </meta:initial-creator>
    <meta:creation-date>2012-12-08T10:07:32</meta:creation-date>
    <meta:generator>LibreOffice/3.5$Linux_x86 LibreOffice_project/350m1$Build-2</meta:generator>
    <dc:date>2012-12-14T12:52:52</dc:date>
    <dc:creator>Lighton Phiri (SCAP) </dc:creator>
    <meta:editing-duration>P1DT16H27M24S</meta:editing-duration>
    <meta:editing-cycles>163</meta:editing-cycles>
    <meta:printed-by>Phiri </meta:printed-by>
    <meta:print-date>2012-12-10T15:29:48</meta:print-date>
    <meta:document-statistic meta:table-count="9" meta:cell-count="1017" meta:object-count="0"/>
  </office:meta>
</office:document-meta>
</file>